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implified Arabic" svg:font-family="'Simplified Arabic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2.5547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2862in"/>
    </style:style>
    <style:style style:name="co7" style:family="table-column">
      <style:table-column-properties fo:break-before="auto" style:column-width="0.703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5173in"/>
    </style:style>
    <style:style style:name="co12" style:family="table-column">
      <style:table-column-properties fo:break-before="auto" style:column-width="1.4783in"/>
    </style:style>
    <style:style style:name="co13" style:family="table-column">
      <style:table-column-properties fo:break-before="auto" style:column-width="1.1854in"/>
    </style:style>
    <style:style style:name="co14" style:family="table-column">
      <style:table-column-properties fo:break-before="auto" style:column-width="0.704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4957in"/>
    </style:style>
    <style:style style:name="co17" style:family="table-column">
      <style:table-column-properties fo:break-before="auto" style:column-width="0.2972in"/>
    </style:style>
    <style:style style:name="co18" style:family="table-column">
      <style:table-column-properties fo:break-before="auto" style:column-width="0.3634in"/>
    </style:style>
    <style:style style:name="ro1" style:family="table-row">
      <style:table-row-properties style:row-height="0.5244in" fo:break-before="auto" style:use-optimal-row-height="false"/>
    </style:style>
    <style:style style:name="ro2" style:family="table-row">
      <style:table-row-properties style:row-height="1.0154in" fo:break-before="auto" style:use-optimal-row-height="true"/>
    </style:style>
    <style:style style:name="ro3" style:family="table-row">
      <style:table-row-properties style:row-height="0.5417in" fo:break-before="auto" style:use-optimal-row-height="false"/>
    </style:style>
    <style:style style:name="ro4" style:family="table-row">
      <style:table-row-properties style:row-height="0.4047in" fo:break-before="auto" style:use-optimal-row-height="tru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2709in" fo:break-before="auto" style:use-optimal-row-height="false"/>
    </style:style>
    <style:style style:name="ro9" style:family="table-row">
      <style:table-row-properties style:row-height="1.0937in" fo:break-before="auto" style:use-optimal-row-height="false"/>
    </style:style>
    <style:style style:name="ro10" style:family="table-row">
      <style:table-row-properties style:row-height="0.302in" fo:break-before="auto" style:use-optimal-row-height="false"/>
    </style:style>
    <style:style style:name="ro11" style:family="table-row">
      <style:table-row-properties style:row-height="0.3957in" fo:break-before="auto" style:use-optimal-row-height="false"/>
    </style:style>
    <style:style style:name="ro12" style:family="table-row">
      <style:table-row-properties style:row-height="0.6043in" fo:break-before="auto" style:use-optimal-row-height="false"/>
    </style:style>
    <style:style style:name="ro13" style:family="table-row">
      <style:table-row-properties style:row-height="0.6043in" fo:break-before="auto" style:use-optimal-row-height="true"/>
    </style:style>
    <style:style style:name="ta1" style:family="table" style:master-page-name="PageStyle_5f_الصف_20_الاول_20_الاعدادى">
      <style:table-properties table:display="true" style:writing-mode="rl-tb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48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78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3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Normal_20_2" style:data-style-name="N0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0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1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Simplified Arabic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Simplified Arabic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17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84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tru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20_2" style:data-style-name="N0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 style:data-style-name="N0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9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 style:data-style-name="N0">
      <style:table-cell-properties fo:border-bottom="2.49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3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44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09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211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21" style:family="table-cell" style:parent-style-name="Normal_20_2" style:data-style-name="N0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Normal_20_2" style:data-style-name="N0">
      <style:table-cell-properties fo:border-bottom="2.49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Normal_20_2" style:data-style-name="N0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Normal_20_2" style:data-style-name="N0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 style:data-style-name="N0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Normal_20_2" style:data-style-name="N0">
      <style:table-cell-properties fo:border-bottom="2.49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Normal_20_2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23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2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40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246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49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Normal_20_2" style:data-style-name="N0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54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6" style:family="table-cell" style:parent-style-name="Default" style:data-style-name="N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7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>
        <loext:char-complex-color loext:theme-type="dark1" loext:color-type="theme"/>
      </style:text-properties>
    </style:style>
    <style:style style:name="ce259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0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>
        <loext:char-complex-color loext:theme-type="dark1" loext:color-type="theme"/>
      </style:text-properties>
    </style:style>
    <style:style style:name="ce128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Normal_20_2" style:data-style-name="N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Normal_20_2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Normal_20_2" style:data-style-name="N0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صف الاول الاعدادى-ترم أول" table:style-name="ta1" table:print-ranges="'الصف الاول الاعدادى-ترم أول'.A1:'الصف الاول الاعدادى-ترم أول'.BH7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visibility="collapse" table:number-columns-repeated="4" table:default-cell-style-name="ce20"/>
        <table:table-column table:style-name="co4" table:visibility="collapse" table:default-cell-style-name="ce59"/>
        <table:table-column table:style-name="co5" table:visibility="collapse" table:number-columns-repeated="2" table:default-cell-style-name="ce59"/>
        <table:table-column table:style-name="co6" table:visibility="collapse" table:number-columns-repeated="6" table:default-cell-style-name="ce59"/>
        <table:table-column table:style-name="co5" table:visibility="collapse" table:number-columns-repeated="3" table:default-cell-style-name="ce59"/>
        <table:table-column table:style-name="co6" table:visibility="collapse" table:number-columns-repeated="6" table:default-cell-style-name="ce59"/>
        <table:table-column table:style-name="co4" table:visibility="collapse" table:number-columns-repeated="2" table:default-cell-style-name="ce59"/>
        <table:table-column table:style-name="co7" table:visibility="collapse" table:default-cell-style-name="ce59"/>
        <table:table-column table:style-name="co6" table:visibility="collapse" table:number-columns-repeated="6" table:default-cell-style-name="ce59"/>
        <table:table-column table:style-name="co5" table:visibility="collapse" table:number-columns-repeated="3" table:default-cell-style-name="ce59"/>
        <table:table-column table:style-name="co6" table:visibility="collapse" table:number-columns-repeated="6" table:default-cell-style-name="ce59"/>
        <table:table-column table:style-name="co4" table:visibility="collapse" table:default-cell-style-name="ce59"/>
        <table:table-column table:style-name="co8" table:visibility="collapse" table:default-cell-style-name="ce59"/>
        <table:table-column table:style-name="co5" table:visibility="collapse" table:default-cell-style-name="ce59"/>
        <table:table-column table:style-name="co9" table:visibility="collapse" table:default-cell-style-name="ce59"/>
        <table:table-column table:style-name="co10" table:visibility="collapse" table:default-cell-style-name="ce59"/>
        <table:table-column table:style-name="co6" table:visibility="collapse" table:number-columns-repeated="6" table:default-cell-style-name="ce59"/>
        <table:table-column table:style-name="co11" table:visibility="collapse" table:default-cell-style-name="ce59"/>
        <table:table-column table:style-name="co6" table:visibility="collapse" table:number-columns-repeated="4" table:default-cell-style-name="ce59"/>
        <table:table-column table:style-name="co12" table:default-cell-style-name="ce59"/>
        <table:table-column table:style-name="co13" table:default-cell-style-name="Default"/>
        <table:table-column table:style-name="co14" table:number-columns-repeated="16238" table:default-cell-style-name="Default"/>
        <table:table-row table:style-name="ro1">
          <table:table-cell table:style-name="ce2" office:value-type="string" calcext:value-type="string" table:number-columns-spanned="60" table:number-rows-spanned="1">
            <text:p>أوائل الصف الأول الإعدادى</text:p>
          </table:table-cell>
          <table:covered-table-cell table:style-name="ce15"/>
          <table:covered-table-cell table:style-name="ce28"/>
          <table:covered-table-cell table:style-name="ce41"/>
          <table:covered-table-cell table:style-name="ce4"/>
          <table:covered-table-cell table:style-name="ce64"/>
          <table:covered-table-cell table:number-columns-repeated="9" table:style-name="ce78"/>
          <table:covered-table-cell table:number-columns-repeated="9" table:style-name="ce121"/>
          <table:covered-table-cell table:number-columns-repeated="9" table:style-name="ce149"/>
          <table:covered-table-cell table:number-columns-repeated="9" table:style-name="ce150"/>
          <table:covered-table-cell table:number-columns-repeated="11" table:style-name="ce151"/>
          <table:covered-table-cell table:style-name="ce152"/>
          <table:covered-table-cell table:number-columns-repeated="4" table:style-name="ce156"/>
          <table:covered-table-cell table:style-name="ce90"/>
          <table:covered-table-cell/>
          <table:table-cell table:number-columns-repeated="16238"/>
        </table:table-row>
        <table:table-header-rows>
          <table:table-row table:style-name="ro2">
            <table:table-cell table:style-name="ce4" office:value-type="string" calcext:value-type="string">
              <text:p>رقم الجلوس</text:p>
            </table:table-cell>
            <table:table-cell table:style-name="ce15" office:value-type="string" calcext:value-type="string">
              <text:p>الإسم</text:p>
            </table:table-cell>
            <table:table-cell table:style-name="ce28" office:value-type="string" calcext:value-type="string">
              <text:p>الرقم السرى</text:p>
            </table:table-cell>
            <table:table-cell table:style-name="ce41" office:value-type="string" calcext:value-type="string">
              <text:p>الرقم السرى</text:p>
            </table:table-cell>
            <table:table-cell table:style-name="ce4"/>
            <table:table-cell table:style-name="ce64" office:value-type="string" calcext:value-type="string">
              <text:p>المادة</text:p>
            </table:table-cell>
            <table:table-cell table:style-name="ce78" office:value-type="string" calcext:value-type="string" table:number-columns-spanned="3" table:number-rows-spanned="1">
              <text:p>اللغة العربية و الخط</text:p>
            </table:table-cell>
            <table:covered-table-cell table:number-columns-repeated="2" table:style-name="ce78"/>
            <table:table-cell table:style-name="ce78" table:number-columns-repeated="6"/>
            <table:table-cell table:style-name="ce121" office:value-type="string" calcext:value-type="string" table:number-columns-spanned="3" table:number-rows-spanned="1">
              <text:p>اللغة الانجليزية</text:p>
            </table:table-cell>
            <table:covered-table-cell table:number-columns-repeated="2" table:style-name="ce121"/>
            <table:table-cell table:style-name="ce121" table:number-columns-repeated="6"/>
            <table:table-cell table:style-name="ce149" office:value-type="string" calcext:value-type="string" table:number-columns-spanned="3" table:number-rows-spanned="1">
              <text:p>الدراسات الاجتماعية</text:p>
            </table:table-cell>
            <table:covered-table-cell table:number-columns-repeated="2" table:style-name="ce149"/>
            <table:table-cell table:style-name="ce149" table:number-columns-repeated="6"/>
            <table:table-cell table:style-name="ce150" office:value-type="string" calcext:value-type="string" table:number-columns-spanned="3" table:number-rows-spanned="1">
              <text:p>الرياضيــــــات</text:p>
            </table:table-cell>
            <table:covered-table-cell table:number-columns-repeated="2" table:style-name="ce150"/>
            <table:table-cell table:style-name="ce150" table:number-columns-repeated="6"/>
            <table:table-cell table:style-name="ce151" office:value-type="string" calcext:value-type="string" table:number-columns-spanned="4" table:number-rows-spanned="1">
              <text:p>العلـــــــــــوم</text:p>
            </table:table-cell>
            <table:covered-table-cell table:number-columns-repeated="3" table:style-name="ce151"/>
            <table:table-cell table:style-name="ce151" table:number-columns-repeated="7"/>
            <table:table-cell table:style-name="ce152" office:value-type="string" calcext:value-type="string">
              <text:p>المجموع الكلى</text:p>
            </table:table-cell>
            <table:table-cell table:style-name="ce156" table:number-columns-repeated="4"/>
            <table:table-cell table:style-name="ce15" office:value-type="string" calcext:value-type="string">
              <text:p>المجموع</text:p>
            </table:table-cell>
            <table:table-cell table:style-name="ce15" office:value-type="string" calcext:value-type="string">
              <text:p>الترتيب</text:p>
            </table:table-cell>
            <table:table-cell table:number-columns-repeated="16238"/>
          </table:table-row>
        </table:table-header-rows>
        <table:table-row table:style-name="ro3">
          <table:table-cell table:style-name="ce10" office:value-type="float" office:value="504" calcext:value-type="float">
            <text:p>504</text:p>
          </table:table-cell>
          <table:table-cell table:style-name="ce24" office:value-type="string" calcext:value-type="string">
            <text:p>انس اشرف فوزى محمد محمد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6" calcext:value-type="float">
            <text:p>66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G3:.H3])" office:value-type="float" office:value="96" calcext:value-type="float">
            <text:p>96</text:p>
          </table:table-cell>
          <table:table-cell table:style-name="ce66" table:number-columns-repeated="5"/>
          <table:table-cell table:style-name="ce69"/>
          <table:table-cell table:style-name="ce72" office:value-type="float" office:value="67.5" calcext:value-type="float">
            <text:p>67.5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P3:.Q3])" office:value-type="float" office:value="96" calcext:value-type="float">
            <text:p>96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Y3:.Z3])" office:value-type="float" office:value="100" calcext:value-type="float">
            <text:p>100</text:p>
          </table:table-cell>
          <table:table-cell table:style-name="ce66" table:number-columns-repeated="5"/>
          <table:table-cell table:style-name="ce69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AH3:.AI3])" office:value-type="float" office:value="94" calcext:value-type="float">
            <text:p>94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3" calcext:value-type="float">
            <text:p>23</text:p>
          </table:table-cell>
          <table:table-cell table:style-name="ce68" table:formula="of:=SUM([.AQ3:.AS3])" office:value-type="float" office:value="99" calcext:value-type="float">
            <text:p>99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3];[.AJ3];[.AA3];[.R3];[.I3])" office:value-type="float" office:value="485" calcext:value-type="float">
            <text:p>485</text:p>
          </table:table-cell>
          <table:table-cell table:style-name="ce60" office:value-type="string" calcext:value-type="string">
            <text:p>الأول</text:p>
          </table:table-cell>
          <table:table-cell table:number-columns-repeated="16238"/>
        </table:table-row>
        <table:table-row table:style-name="ro3">
          <table:table-cell table:style-name="ce10" office:value-type="float" office:value="502" calcext:value-type="float">
            <text:p>502</text:p>
          </table:table-cell>
          <table:table-cell table:style-name="ce24" office:value-type="string" calcext:value-type="string">
            <text:p>ادام على مختار احمد جاد الرب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7" calcext:value-type="float">
            <text:p>67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G4:.H4])" office:value-type="float" office:value="95.5" calcext:value-type="float">
            <text:p>95.5</text:p>
          </table:table-cell>
          <table:table-cell table:style-name="ce66" table:number-columns-repeated="5"/>
          <table:table-cell table:style-name="ce69"/>
          <table:table-cell table:style-name="ce72" office:value-type="float" office:value="68.5" calcext:value-type="float">
            <text:p>68.5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P4:.Q4])" office:value-type="float" office:value="97.5" calcext:value-type="float">
            <text:p>97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Y4:.Z4])" office:value-type="float" office:value="99" calcext:value-type="float">
            <text:p>99</text:p>
          </table:table-cell>
          <table:table-cell table:style-name="ce66" table:number-columns-repeated="5"/>
          <table:table-cell table:style-name="ce69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AH4:.AI4])" office:value-type="float" office:value="92" calcext:value-type="float">
            <text:p>92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3.5" calcext:value-type="float">
            <text:p>23.5</text:p>
          </table:table-cell>
          <table:table-cell table:style-name="ce68" table:formula="of:=SUM([.AQ4:.AS4])" office:value-type="float" office:value="99.5" calcext:value-type="float">
            <text:p>99.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4];[.AJ4];[.AA4];[.R4];[.I4])" office:value-type="float" office:value="483.5" calcext:value-type="float">
            <text:p>483.5</text:p>
          </table:table-cell>
          <table:table-cell table:style-name="ce60" office:value-type="string" calcext:value-type="string">
            <text:p>الثانى</text:p>
          </table:table-cell>
          <table:table-cell table:number-columns-repeated="16238"/>
        </table:table-row>
        <table:table-row table:style-name="ro3">
          <table:table-cell table:style-name="ce10" office:value-type="float" office:value="510" calcext:value-type="float">
            <text:p>510</text:p>
          </table:table-cell>
          <table:table-cell table:style-name="ce24" office:value-type="string" calcext:value-type="string">
            <text:p>جنا هشام مصطفى عبدالكريم احمد على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8" calcext:value-type="float">
            <text:p>68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G5:.H5])" office:value-type="float" office:value="96.5" calcext:value-type="float">
            <text:p>96.5</text:p>
          </table:table-cell>
          <table:table-cell table:style-name="ce66" table:number-columns-repeated="5"/>
          <table:table-cell table:style-name="ce69"/>
          <table:table-cell table:style-name="ce72" office:value-type="float" office:value="67" calcext:value-type="float">
            <text:p>67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P5:.Q5])" office:value-type="float" office:value="97" calcext:value-type="float">
            <text:p>97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Y5:.Z5])" office:value-type="float" office:value="97" calcext:value-type="float">
            <text:p>97</text:p>
          </table:table-cell>
          <table:table-cell table:style-name="ce66" table:number-columns-repeated="5"/>
          <table:table-cell table:style-name="ce69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AH5:.AI5])" office:value-type="float" office:value="93.5" calcext:value-type="float">
            <text:p>93.5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AQ5:.AS5])" office:value-type="float" office:value="97" calcext:value-type="float">
            <text:p>97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5];[.AJ5];[.AA5];[.R5];[.I5])" office:value-type="float" office:value="481" calcext:value-type="float">
            <text:p>481</text:p>
          </table:table-cell>
          <table:table-cell table:style-name="ce60" office:value-type="string" calcext:value-type="string">
            <text:p>الثالث</text:p>
          </table:table-cell>
          <table:table-cell table:number-columns-repeated="16238"/>
        </table:table-row>
        <table:table-row table:style-name="ro3">
          <table:table-cell table:style-name="ce6"/>
          <table:table-cell table:style-name="ce19" office:value-type="string" calcext:value-type="string">
            <text:p>ريتال اشرف</text:p>
          </table:table-cell>
          <table:table-cell table:style-name="ce26"/>
          <table:table-cell table:style-name="ce33"/>
          <table:table-cell table:style-name="ce40"/>
          <table:table-cell table:style-name="ce48"/>
          <table:table-cell table:style-name="ce61"/>
          <table:table-cell table:style-name="ce73"/>
          <table:table-cell table:style-name="ce77"/>
          <table:table-cell table:style-name="ce73" table:number-columns-repeated="5"/>
          <table:table-cell table:style-name="ce82"/>
          <table:table-cell table:style-name="ce99"/>
          <table:table-cell table:style-name="ce73"/>
          <table:table-cell table:style-name="ce77"/>
          <table:table-cell table:style-name="ce73" table:number-columns-repeated="5"/>
          <table:table-cell table:style-name="ce109"/>
          <table:table-cell table:style-name="ce61"/>
          <table:table-cell table:style-name="ce73"/>
          <table:table-cell table:style-name="ce77"/>
          <table:table-cell table:style-name="ce73" table:number-columns-repeated="5"/>
          <table:table-cell table:style-name="ce82"/>
          <table:table-cell table:style-name="ce99"/>
          <table:table-cell table:style-name="ce73"/>
          <table:table-cell table:style-name="ce77"/>
          <table:table-cell table:style-name="ce73" table:number-columns-repeated="5"/>
          <table:table-cell table:style-name="ce109"/>
          <table:table-cell table:style-name="ce99"/>
          <table:table-cell table:style-name="ce77"/>
          <table:table-cell table:style-name="ce73"/>
          <table:table-cell table:style-name="ce77"/>
          <table:table-cell table:style-name="ce73" table:number-columns-repeated="6"/>
          <table:table-cell table:style-name="ce109"/>
          <table:table-cell table:style-name="ce120"/>
          <table:table-cell table:style-name="ce73" table:number-columns-repeated="2"/>
          <table:table-cell table:style-name="ce82"/>
          <table:table-cell table:style-name="ce109"/>
          <table:table-cell table:style-name="ce124" office:value-type="float" office:value="475" calcext:value-type="float">
            <text:p>475</text:p>
          </table:table-cell>
          <table:table-cell table:style-name="ce124" office:value-type="string" calcext:value-type="string">
            <text:p>الرابع</text:p>
          </table:table-cell>
          <table:table-cell table:number-columns-repeated="16238"/>
        </table:table-row>
        <table:table-row table:style-name="ro3">
          <table:table-cell table:style-name="ce10" office:value-type="float" office:value="503" calcext:value-type="float">
            <text:p>503</text:p>
          </table:table-cell>
          <table:table-cell table:style-name="ce24" office:value-type="string" calcext:value-type="string">
            <text:p>ادم ايمن كرم غريب محمد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1" calcext:value-type="float">
            <text:p>61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G7:.H7])" office:value-type="float" office:value="90" calcext:value-type="float">
            <text:p>90</text:p>
          </table:table-cell>
          <table:table-cell table:style-name="ce66" table:number-columns-repeated="5"/>
          <table:table-cell table:style-name="ce69"/>
          <table:table-cell table:style-name="ce72" office:value-type="float" office:value="66.5" calcext:value-type="float">
            <text:p>66.5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P7:.Q7])" office:value-type="float" office:value="95.5" calcext:value-type="float">
            <text:p>95.5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Y7:.Z7])" office:value-type="float" office:value="100" calcext:value-type="float">
            <text:p>100</text:p>
          </table:table-cell>
          <table:table-cell table:style-name="ce66" table:number-columns-repeated="5"/>
          <table:table-cell table:style-name="ce69"/>
          <table:table-cell table:style-name="ce72" office:value-type="float" office:value="66" calcext:value-type="float">
            <text:p>66</text:p>
          </table:table-cell>
          <table:table-cell table:style-name="ce66" office:value-type="float" office:value="15.5" calcext:value-type="float">
            <text:p>15.5</text:p>
          </table:table-cell>
          <table:table-cell table:style-name="ce68" table:formula="of:=SUM([.AH7:.AI7])" office:value-type="float" office:value="81.5" calcext:value-type="float">
            <text:p>81.5</text:p>
          </table:table-cell>
          <table:table-cell table:style-name="ce66" table:number-columns-repeated="5"/>
          <table:table-cell table:style-name="ce74"/>
          <table:table-cell table:style-name="ce72" office:value-type="float" office:value="69" calcext:value-type="float">
            <text:p>69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Q7:.AS7])" office:value-type="float" office:value="95" calcext:value-type="float">
            <text:p>9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7];[.AJ7];[.AA7];[.R7];[.I7])" office:value-type="float" office:value="462" calcext:value-type="float">
            <text:p>462</text:p>
          </table:table-cell>
          <table:table-cell table:style-name="ce60" office:value-type="string" calcext:value-type="string">
            <text:p>الخامس</text:p>
          </table:table-cell>
          <table:table-cell table:number-columns-repeated="16238"/>
        </table:table-row>
        <table:table-row table:style-name="ro3">
          <table:table-cell table:style-name="ce10" office:value-type="float" office:value="509" calcext:value-type="float">
            <text:p>509</text:p>
          </table:table-cell>
          <table:table-cell table:style-name="ce24" office:value-type="string" calcext:value-type="string">
            <text:p>معاذ عمرو محمد السيد مصطفى خليل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3" calcext:value-type="float">
            <text:p>63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G8:.H8])" office:value-type="float" office:value="92" calcext:value-type="float">
            <text:p>92</text:p>
          </table:table-cell>
          <table:table-cell table:style-name="ce66" table:number-columns-repeated="5"/>
          <table:table-cell table:style-name="ce69"/>
          <table:table-cell table:style-name="ce72" office:value-type="float" office:value="62" calcext:value-type="float">
            <text:p>62</text:p>
          </table:table-cell>
          <table:table-cell table:style-name="ce66" office:value-type="float" office:value="27.5" calcext:value-type="float">
            <text:p>27.5</text:p>
          </table:table-cell>
          <table:table-cell table:style-name="ce68" table:formula="of:=SUM([.P8:.Q8])" office:value-type="float" office:value="89.5" calcext:value-type="float">
            <text:p>89.5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Y8:.Z8])" office:value-type="float" office:value="100" calcext:value-type="float">
            <text:p>100</text:p>
          </table:table-cell>
          <table:table-cell table:style-name="ce66" table:number-columns-repeated="5"/>
          <table:table-cell table:style-name="ce69"/>
          <table:table-cell table:style-name="ce72" office:value-type="float" office:value="64" calcext:value-type="float">
            <text:p>64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AH8:.AI8])" office:value-type="float" office:value="91" calcext:value-type="float">
            <text:p>91</text:p>
          </table:table-cell>
          <table:table-cell table:style-name="ce66" table:number-columns-repeated="5"/>
          <table:table-cell table:style-name="ce74"/>
          <table:table-cell table:style-name="ce72" office:value-type="float" office:value="64" calcext:value-type="float">
            <text:p>64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7" calcext:value-type="float">
            <text:p>17</text:p>
          </table:table-cell>
          <table:table-cell table:style-name="ce68" table:formula="of:=SUM([.AQ8:.AS8])" office:value-type="float" office:value="87" calcext:value-type="float">
            <text:p>87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8];[.AJ8];[.AA8];[.R8];[.I8])" office:value-type="float" office:value="459.5" calcext:value-type="float">
            <text:p>459.5</text:p>
          </table:table-cell>
          <table:table-cell table:style-name="ce60" office:value-type="string" calcext:value-type="string">
            <text:p>الخامس</text:p>
          </table:table-cell>
          <table:table-cell table:number-columns-repeated="16238"/>
        </table:table-row>
        <table:table-row table:style-name="ro3">
          <table:table-cell table:style-name="ce10" office:value-type="float" office:value="514" calcext:value-type="float">
            <text:p>514</text:p>
          </table:table-cell>
          <table:table-cell table:style-name="ce24" office:value-type="string" calcext:value-type="string">
            <text:p>نورسين سامح عبد الفتاح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5" calcext:value-type="float">
            <text:p>65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G9:.H9])" office:value-type="float" office:value="93.5" calcext:value-type="float">
            <text:p>93.5</text:p>
          </table:table-cell>
          <table:table-cell table:style-name="ce66" table:number-columns-repeated="5"/>
          <table:table-cell table:style-name="ce69"/>
          <table:table-cell table:style-name="ce72" office:value-type="float" office:value="65.5" calcext:value-type="float">
            <text:p>65.5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P9:.Q9])" office:value-type="float" office:value="90.5" calcext:value-type="float">
            <text:p>90.5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Y9:.Z9])" office:value-type="float" office:value="99" calcext:value-type="float">
            <text:p>99</text:p>
          </table:table-cell>
          <table:table-cell table:style-name="ce66" table:number-columns-repeated="5"/>
          <table:table-cell table:style-name="ce69"/>
          <table:table-cell table:style-name="ce72" office:value-type="float" office:value="62" calcext:value-type="float">
            <text:p>62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AH9:.AI9])" office:value-type="float" office:value="86.5" calcext:value-type="float">
            <text:p>86.5</text:p>
          </table:table-cell>
          <table:table-cell table:style-name="ce66" table:number-columns-repeated="5"/>
          <table:table-cell table:style-name="ce74"/>
          <table:table-cell table:style-name="ce72" office:value-type="float" office:value="64" calcext:value-type="float">
            <text:p>64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AQ9:.AS9])" office:value-type="float" office:value="88" calcext:value-type="float">
            <text:p>88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9];[.AJ9];[.AA9];[.R9];[.I9])" office:value-type="float" office:value="457.5" calcext:value-type="float">
            <text:p>457.5</text:p>
          </table:table-cell>
          <table:table-cell table:number-columns-repeated="16239"/>
        </table:table-row>
        <table:table-row table:style-name="ro3">
          <table:table-cell table:style-name="ce10" office:value-type="float" office:value="511" calcext:value-type="float">
            <text:p>511</text:p>
          </table:table-cell>
          <table:table-cell table:style-name="ce24" office:value-type="string" calcext:value-type="string">
            <text:p>كنزى خالد محمد شبل محمد حجازى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6" calcext:value-type="float">
            <text:p>56</text:p>
          </table:table-cell>
          <table:table-cell table:style-name="ce66" office:value-type="float" office:value="27.5" calcext:value-type="float">
            <text:p>27.5</text:p>
          </table:table-cell>
          <table:table-cell table:style-name="ce68" table:formula="of:=SUM([.G10:.H10])" office:value-type="float" office:value="83.5" calcext:value-type="float">
            <text:p>83.5</text:p>
          </table:table-cell>
          <table:table-cell table:style-name="ce66" table:number-columns-repeated="5"/>
          <table:table-cell table:style-name="ce69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P10:.Q10])" office:value-type="float" office:value="90" calcext:value-type="float">
            <text:p>90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Y10:.Z10])" office:value-type="float" office:value="93" calcext:value-type="float">
            <text:p>93</text:p>
          </table:table-cell>
          <table:table-cell table:style-name="ce66" table:number-columns-repeated="5"/>
          <table:table-cell table:style-name="ce69"/>
          <table:table-cell table:style-name="ce72" office:value-type="float" office:value="64" calcext:value-type="float">
            <text:p>64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AH10:.AI10])" office:value-type="float" office:value="85" calcext:value-type="float">
            <text:p>85</text:p>
          </table:table-cell>
          <table:table-cell table:style-name="ce66" table:number-columns-repeated="5"/>
          <table:table-cell table:style-name="ce74"/>
          <table:table-cell table:style-name="ce72" office:value-type="float" office:value="59" calcext:value-type="float">
            <text:p>59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AQ10:.AS10])" office:value-type="float" office:value="84" calcext:value-type="float">
            <text:p>84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0];[.AJ10];[.AA10];[.R10];[.I10])" office:value-type="float" office:value="435.5" calcext:value-type="float">
            <text:p>435.5</text:p>
          </table:table-cell>
          <table:table-cell table:number-columns-repeated="16239"/>
        </table:table-row>
        <table:table-row table:style-name="ro3">
          <table:table-cell table:style-name="ce13" office:value-type="float" office:value="501" calcext:value-type="float">
            <text:p>501</text:p>
          </table:table-cell>
          <table:table-cell table:style-name="ce27" office:value-type="string" calcext:value-type="string">
            <text:p>احمد محمد احمدهاشم محمد</text:p>
          </table:table-cell>
          <table:table-cell table:style-name="ce29"/>
          <table:table-cell table:style-name="ce35"/>
          <table:table-cell table:style-name="ce42"/>
          <table:table-cell table:style-name="ce51"/>
          <table:table-cell table:style-name="ce54" office:value-type="float" office:value="44" calcext:value-type="float">
            <text:p>44</text:p>
          </table:table-cell>
          <table:table-cell table:style-name="ce68" office:value-type="float" office:value="25" calcext:value-type="float">
            <text:p>25</text:p>
          </table:table-cell>
          <table:table-cell table:style-name="ce68" table:formula="of:=SUM([.G11:.H11])" office:value-type="float" office:value="69" calcext:value-type="float">
            <text:p>69</text:p>
          </table:table-cell>
          <table:table-cell table:style-name="ce68" table:number-columns-repeated="5"/>
          <table:table-cell table:style-name="ce70"/>
          <table:table-cell table:style-name="ce60" office:value-type="float" office:value="61.5" calcext:value-type="float">
            <text:p>61.5</text:p>
          </table:table-cell>
          <table:table-cell table:style-name="ce68" office:value-type="float" office:value="24" calcext:value-type="float">
            <text:p>24</text:p>
          </table:table-cell>
          <table:table-cell table:style-name="ce68" table:formula="of:=SUM([.P11:.Q11])" office:value-type="float" office:value="85.5" calcext:value-type="float">
            <text:p>85.5</text:p>
          </table:table-cell>
          <table:table-cell table:style-name="ce68" table:number-columns-repeated="5"/>
          <table:table-cell table:style-name="ce75"/>
          <table:table-cell table:style-name="ce54" office:value-type="float" office:value="68" calcext:value-type="float">
            <text:p>68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formula="of:=SUM([.Y11:.Z11])" office:value-type="float" office:value="94" calcext:value-type="float">
            <text:p>94</text:p>
          </table:table-cell>
          <table:table-cell table:style-name="ce68" table:number-columns-repeated="5"/>
          <table:table-cell table:style-name="ce70"/>
          <table:table-cell table:style-name="ce60" office:value-type="float" office:value="62" calcext:value-type="float">
            <text:p>62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formula="of:=SUM([.AH11:.AI11])" office:value-type="float" office:value="88" calcext:value-type="float">
            <text:p>88</text:p>
          </table:table-cell>
          <table:table-cell table:style-name="ce68" table:number-columns-repeated="5"/>
          <table:table-cell table:style-name="ce75"/>
          <table:table-cell table:style-name="ce60" office:value-type="float" office:value="63" calcext:value-type="float">
            <text:p>6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formula="of:=SUM([.AQ11:.AS11])" office:value-type="float" office:value="90" calcext:value-type="float">
            <text:p>90</text:p>
          </table:table-cell>
          <table:table-cell table:style-name="ce68" table:number-columns-repeated="6"/>
          <table:table-cell table:style-name="ce75"/>
          <table:table-cell table:style-name="ce88"/>
          <table:table-cell table:style-name="ce68" table:number-columns-repeated="2"/>
          <table:table-cell table:style-name="ce70"/>
          <table:table-cell table:style-name="ce75"/>
          <table:table-cell table:style-name="ce60" table:formula="of:=SUM([.AT11];[.AJ11];[.AA11];[.R11];[.I11])" office:value-type="float" office:value="426.5" calcext:value-type="float">
            <text:p>426.5</text:p>
          </table:table-cell>
          <table:table-cell table:number-columns-repeated="16239"/>
        </table:table-row>
        <table:table-row table:style-name="ro3">
          <table:table-cell table:style-name="ce10" office:value-type="float" office:value="505" calcext:value-type="float">
            <text:p>505</text:p>
          </table:table-cell>
          <table:table-cell table:style-name="ce24" office:value-type="string" calcext:value-type="string">
            <text:p>اياد عاصم محمد مدبولى السيد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3" calcext:value-type="float">
            <text:p>53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G12:.H12])" office:value-type="float" office:value="78" calcext:value-type="float">
            <text:p>78</text:p>
          </table:table-cell>
          <table:table-cell table:style-name="ce66" table:number-columns-repeated="5"/>
          <table:table-cell table:style-name="ce69"/>
          <table:table-cell table:style-name="ce72" office:value-type="float" office:value="63.5" calcext:value-type="float">
            <text:p>63.5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P12:.Q12])" office:value-type="float" office:value="90.5" calcext:value-type="float">
            <text:p>90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Y12:.Z12])" office:value-type="float" office:value="90" calcext:value-type="float">
            <text:p>90</text:p>
          </table:table-cell>
          <table:table-cell table:style-name="ce66" table:number-columns-repeated="5"/>
          <table:table-cell table:style-name="ce69"/>
          <table:table-cell table:style-name="ce72" office:value-type="float" office:value="57.5" calcext:value-type="float">
            <text:p>57.5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H12:.AI12])" office:value-type="float" office:value="77.5" calcext:value-type="float">
            <text:p>77.5</text:p>
          </table:table-cell>
          <table:table-cell table:style-name="ce66" table:number-columns-repeated="5"/>
          <table:table-cell table:style-name="ce74"/>
          <table:table-cell table:style-name="ce72" office:value-type="float" office:value="66" calcext:value-type="float">
            <text:p>6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5.5" calcext:value-type="float">
            <text:p>15.5</text:p>
          </table:table-cell>
          <table:table-cell table:style-name="ce68" table:formula="of:=SUM([.AQ12:.AS12])" office:value-type="float" office:value="87.5" calcext:value-type="float">
            <text:p>87.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2];[.AJ12];[.AA12];[.R12];[.I12])" office:value-type="float" office:value="423.5" calcext:value-type="float">
            <text:p>423.5</text:p>
          </table:table-cell>
          <table:table-cell table:number-columns-repeated="16239"/>
        </table:table-row>
        <table:table-row table:style-name="ro3">
          <table:table-cell table:style-name="ce10" office:value-type="float" office:value="513" calcext:value-type="float">
            <text:p>513</text:p>
          </table:table-cell>
          <table:table-cell table:style-name="ce24" office:value-type="string" calcext:value-type="string">
            <text:p>مليكة محمد عبد الرحمن عزت عبد الرحمن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6" calcext:value-type="float">
            <text:p>56</text:p>
          </table:table-cell>
          <table:table-cell table:style-name="ce66" office:value-type="float" office:value="22" calcext:value-type="float">
            <text:p>22</text:p>
          </table:table-cell>
          <table:table-cell table:style-name="ce68" table:formula="of:=SUM([.G13:.H13])" office:value-type="float" office:value="78" calcext:value-type="float">
            <text:p>78</text:p>
          </table:table-cell>
          <table:table-cell table:style-name="ce66" table:number-columns-repeated="5"/>
          <table:table-cell table:style-name="ce69"/>
          <table:table-cell table:style-name="ce72" office:value-type="float" office:value="63.5" calcext:value-type="float">
            <text:p>63.5</text:p>
          </table:table-cell>
          <table:table-cell table:style-name="ce66" office:value-type="float" office:value="26" calcext:value-type="float">
            <text:p>26</text:p>
          </table:table-cell>
          <table:table-cell table:style-name="ce68" table:formula="of:=SUM([.P13:.Q13])" office:value-type="float" office:value="89.5" calcext:value-type="float">
            <text:p>89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Y13:.Z13])" office:value-type="float" office:value="89" calcext:value-type="float">
            <text:p>89</text:p>
          </table:table-cell>
          <table:table-cell table:style-name="ce66" table:number-columns-repeated="5"/>
          <table:table-cell table:style-name="ce69"/>
          <table:table-cell table:style-name="ce72" office:value-type="float" office:value="63.5" calcext:value-type="float">
            <text:p>63.5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H13:.AI13])" office:value-type="float" office:value="83.5" calcext:value-type="float">
            <text:p>83.5</text:p>
          </table:table-cell>
          <table:table-cell table:style-name="ce66" table:number-columns-repeated="5"/>
          <table:table-cell table:style-name="ce74"/>
          <table:table-cell table:style-name="ce72" office:value-type="float" office:value="60" calcext:value-type="float">
            <text:p>6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7" calcext:value-type="float">
            <text:p>17</text:p>
          </table:table-cell>
          <table:table-cell table:style-name="ce68" table:formula="of:=SUM([.AQ13:.AS13])" office:value-type="float" office:value="83" calcext:value-type="float">
            <text:p>83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3];[.AJ13];[.AA13];[.R13];[.I13])" office:value-type="float" office:value="423" calcext:value-type="float">
            <text:p>423</text:p>
          </table:table-cell>
          <table:table-cell table:number-columns-repeated="16239"/>
        </table:table-row>
        <table:table-row table:style-name="ro3">
          <table:table-cell table:style-name="ce10" office:value-type="float" office:value="506" calcext:value-type="float">
            <text:p>506</text:p>
          </table:table-cell>
          <table:table-cell table:style-name="ce24" office:value-type="string" calcext:value-type="string">
            <text:p>على احمد مرسى عنانى الكشكى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1" calcext:value-type="float">
            <text:p>51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G14:.H14])" office:value-type="float" office:value="71" calcext:value-type="float">
            <text:p>71</text:p>
          </table:table-cell>
          <table:table-cell table:style-name="ce66" table:number-columns-repeated="5"/>
          <table:table-cell table:style-name="ce69"/>
          <table:table-cell table:style-name="ce72" office:value-type="float" office:value="61.5" calcext:value-type="float">
            <text:p>61.5</text:p>
          </table:table-cell>
          <table:table-cell table:style-name="ce66" office:value-type="float" office:value="22.5" calcext:value-type="float">
            <text:p>22.5</text:p>
          </table:table-cell>
          <table:table-cell table:style-name="ce68" table:formula="of:=SUM([.P14:.Q14])" office:value-type="float" office:value="84" calcext:value-type="float">
            <text:p>84</text:p>
          </table:table-cell>
          <table:table-cell table:style-name="ce66" table:number-columns-repeated="5"/>
          <table:table-cell table:style-name="ce74"/>
          <table:table-cell table:style-name="ce53" office:value-type="float" office:value="68" calcext:value-type="float">
            <text:p>68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Y14:.Z14])" office:value-type="float" office:value="92" calcext:value-type="float">
            <text:p>92</text:p>
          </table:table-cell>
          <table:table-cell table:style-name="ce66" table:number-columns-repeated="5"/>
          <table:table-cell table:style-name="ce69"/>
          <table:table-cell table:style-name="ce72" office:value-type="float" office:value="62.5" calcext:value-type="float">
            <text:p>62.5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AH14:.AI14])" office:value-type="float" office:value="77.5" calcext:value-type="float">
            <text:p>77.5</text:p>
          </table:table-cell>
          <table:table-cell table:style-name="ce66" table:number-columns-repeated="5"/>
          <table:table-cell table:style-name="ce74"/>
          <table:table-cell table:style-name="ce72" office:value-type="float" office:value="65" calcext:value-type="float">
            <text:p>65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3" calcext:value-type="float">
            <text:p>13</text:p>
          </table:table-cell>
          <table:table-cell table:style-name="ce68" table:formula="of:=SUM([.AQ14:.AS14])" office:value-type="float" office:value="84" calcext:value-type="float">
            <text:p>84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4];[.AJ14];[.AA14];[.R14];[.I14])" office:value-type="float" office:value="408.5" calcext:value-type="float">
            <text:p>408.5</text:p>
          </table:table-cell>
          <table:table-cell table:number-columns-repeated="16239"/>
        </table:table-row>
        <table:table-row table:style-name="ro3">
          <table:table-cell table:style-name="ce10" office:value-type="float" office:value="508" calcext:value-type="float">
            <text:p>508</text:p>
          </table:table-cell>
          <table:table-cell table:style-name="ce24" office:value-type="string" calcext:value-type="string">
            <text:p>محمد محمد ابراهيم عبد العظيم ابراهيم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46" calcext:value-type="float">
            <text:p>46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G15:.H15])" office:value-type="float" office:value="70.5" calcext:value-type="float">
            <text:p>70.5</text:p>
          </table:table-cell>
          <table:table-cell table:style-name="ce66" table:number-columns-repeated="5"/>
          <table:table-cell table:style-name="ce69"/>
          <table:table-cell table:style-name="ce72" office:value-type="float" office:value="59" calcext:value-type="float">
            <text:p>59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P15:.Q15])" office:value-type="float" office:value="83.5" calcext:value-type="float">
            <text:p>83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Y15:.Z15])" office:value-type="float" office:value="88" calcext:value-type="float">
            <text:p>88</text:p>
          </table:table-cell>
          <table:table-cell table:style-name="ce66" table:number-columns-repeated="5"/>
          <table:table-cell table:style-name="ce69"/>
          <table:table-cell table:style-name="ce72" office:value-type="float" office:value="57" calcext:value-type="float">
            <text:p>57</text:p>
          </table:table-cell>
          <table:table-cell table:style-name="ce66" office:value-type="float" office:value="8.5" calcext:value-type="float">
            <text:p>8.5</text:p>
          </table:table-cell>
          <table:table-cell table:style-name="ce68" table:formula="of:=SUM([.AH15:.AI15])" office:value-type="float" office:value="65.5" calcext:value-type="float">
            <text:p>65.5</text:p>
          </table:table-cell>
          <table:table-cell table:style-name="ce66" table:number-columns-repeated="5"/>
          <table:table-cell table:style-name="ce74"/>
          <table:table-cell table:style-name="ce72" office:value-type="float" office:value="56" calcext:value-type="float">
            <text:p>5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AQ15:.AS15])" office:value-type="float" office:value="77" calcext:value-type="float">
            <text:p>77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5];[.AJ15];[.AA15];[.R15];[.I15])" office:value-type="float" office:value="384.5" calcext:value-type="float">
            <text:p>384.5</text:p>
          </table:table-cell>
          <table:table-cell table:number-columns-repeated="16239"/>
        </table:table-row>
        <table:table-row table:style-name="ro3">
          <table:table-cell table:style-name="ce10" office:value-type="float" office:value="512" calcext:value-type="float">
            <text:p>512</text:p>
          </table:table-cell>
          <table:table-cell table:style-name="ce24" office:value-type="string" calcext:value-type="string">
            <text:p>لوجين اشرف احمد السيد محمد الشيشينى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48" calcext:value-type="float">
            <text:p>48</text:p>
          </table:table-cell>
          <table:table-cell table:style-name="ce66" office:value-type="float" office:value="23" calcext:value-type="float">
            <text:p>23</text:p>
          </table:table-cell>
          <table:table-cell table:style-name="ce68" table:formula="of:=SUM([.G16:.H16])" office:value-type="float" office:value="71" calcext:value-type="float">
            <text:p>71</text:p>
          </table:table-cell>
          <table:table-cell table:style-name="ce66" table:number-columns-repeated="5"/>
          <table:table-cell table:style-name="ce69"/>
          <table:table-cell table:style-name="ce72" office:value-type="float" office:value="55" calcext:value-type="float">
            <text:p>55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P16:.Q16])" office:value-type="float" office:value="74" calcext:value-type="float">
            <text:p>74</text:p>
          </table:table-cell>
          <table:table-cell table:style-name="ce66" table:number-columns-repeated="5"/>
          <table:table-cell table:style-name="ce74"/>
          <table:table-cell table:style-name="ce53" office:value-type="float" office:value="67" calcext:value-type="float">
            <text:p>67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Y16:.Z16])" office:value-type="float" office:value="82" calcext:value-type="float">
            <text:p>82</text:p>
          </table:table-cell>
          <table:table-cell table:style-name="ce66" table:number-columns-repeated="5"/>
          <table:table-cell table:style-name="ce69"/>
          <table:table-cell table:style-name="ce72" office:value-type="float" office:value="58" calcext:value-type="float">
            <text:p>58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AH16:.AI16])" office:value-type="float" office:value="76" calcext:value-type="float">
            <text:p>76</text:p>
          </table:table-cell>
          <table:table-cell table:style-name="ce66" table:number-columns-repeated="5"/>
          <table:table-cell table:style-name="ce74"/>
          <table:table-cell table:style-name="ce72" office:value-type="float" office:value="56" calcext:value-type="float">
            <text:p>5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8" calcext:value-type="float">
            <text:p>8</text:p>
          </table:table-cell>
          <table:table-cell table:style-name="ce68" table:formula="of:=SUM([.AQ16:.AS16])" office:value-type="float" office:value="70" calcext:value-type="float">
            <text:p>70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6];[.AJ16];[.AA16];[.R16];[.I16])" office:value-type="float" office:value="373" calcext:value-type="float">
            <text:p>373</text:p>
          </table:table-cell>
          <table:table-cell table:number-columns-repeated="16239"/>
        </table:table-row>
        <table:table-row table:style-name="ro3">
          <table:table-cell table:style-name="ce10" office:value-type="float" office:value="507" calcext:value-type="float">
            <text:p>507</text:p>
          </table:table-cell>
          <table:table-cell table:style-name="ce24" office:value-type="string" calcext:value-type="string">
            <text:p>عمر محمود عمر مصطفى عبدالباقى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38" calcext:value-type="float">
            <text:p>38</text:p>
          </table:table-cell>
          <table:table-cell table:style-name="ce66" office:value-type="float" office:value="19.5" calcext:value-type="float">
            <text:p>19.5</text:p>
          </table:table-cell>
          <table:table-cell table:style-name="ce68" table:formula="of:=SUM([.G17:.H17])" office:value-type="float" office:value="57.5" calcext:value-type="float">
            <text:p>57.5</text:p>
          </table:table-cell>
          <table:table-cell table:style-name="ce66" table:number-columns-repeated="5"/>
          <table:table-cell table:style-name="ce69"/>
          <table:table-cell table:style-name="ce72" office:value-type="float" office:value="48.5" calcext:value-type="float">
            <text:p>48.5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P17:.Q17])" office:value-type="float" office:value="69.5" calcext:value-type="float">
            <text:p>69.5</text:p>
          </table:table-cell>
          <table:table-cell table:style-name="ce66" table:number-columns-repeated="5"/>
          <table:table-cell table:style-name="ce74"/>
          <table:table-cell table:style-name="ce53" office:value-type="float" office:value="67" calcext:value-type="float">
            <text:p>67</text:p>
          </table:table-cell>
          <table:table-cell table:style-name="ce66" office:value-type="float" office:value="16" calcext:value-type="float">
            <text:p>16</text:p>
          </table:table-cell>
          <table:table-cell table:style-name="ce68" table:formula="of:=SUM([.Y17:.Z17])" office:value-type="float" office:value="83" calcext:value-type="float">
            <text:p>83</text:p>
          </table:table-cell>
          <table:table-cell table:style-name="ce66" table:number-columns-repeated="5"/>
          <table:table-cell table:style-name="ce69"/>
          <table:table-cell table:style-name="ce72" office:value-type="float" office:value="47.5" calcext:value-type="float">
            <text:p>47.5</text:p>
          </table:table-cell>
          <table:table-cell table:style-name="ce66" office:value-type="float" office:value="18.5" calcext:value-type="float">
            <text:p>18.5</text:p>
          </table:table-cell>
          <table:table-cell table:style-name="ce68" table:formula="of:=SUM([.AH17:.AI17])" office:value-type="float" office:value="66" calcext:value-type="float">
            <text:p>66</text:p>
          </table:table-cell>
          <table:table-cell table:style-name="ce66" table:number-columns-repeated="5"/>
          <table:table-cell table:style-name="ce74"/>
          <table:table-cell table:style-name="ce72" office:value-type="float" office:value="52" calcext:value-type="float">
            <text:p>52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2.5" calcext:value-type="float">
            <text:p>12.5</text:p>
          </table:table-cell>
          <table:table-cell table:style-name="ce68" table:formula="of:=SUM([.AQ17:.AS17])" office:value-type="float" office:value="70.5" calcext:value-type="float">
            <text:p>70.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6" table:number-columns-repeated="2"/>
          <table:table-cell table:style-name="ce69"/>
          <table:table-cell table:style-name="ce74"/>
          <table:table-cell table:style-name="ce60" table:formula="of:=SUM([.AT17];[.AJ17];[.AA17];[.R17];[.I17])" office:value-type="float" office:value="346.5" calcext:value-type="float">
            <text:p>346.5</text:p>
          </table:table-cell>
          <table:table-cell table:number-columns-repeated="16239"/>
        </table:table-row>
        <table:table-row table:style-name="ro4">
          <table:table-cell/>
          <table:table-cell table:style-name="ce24" office:value-type="string" calcext:value-type="string">
            <text:p>حازم غريب</text:p>
          </table:table-cell>
          <table:table-cell table:number-columns-repeated="56"/>
          <table:table-cell table:formula="of:=48+55+60+67+56.5+23+23.5+22+18.5+21.5" office:value-type="float" office:value="395" calcext:value-type="float">
            <text:p>395</text:p>
          </table:table-cell>
          <table:table-cell table:number-columns-repeated="16239"/>
        </table:table-row>
        <table:table-row table:style-name="ro4">
          <table:table-cell/>
          <table:table-cell table:style-name="ce24" office:value-type="string" calcext:value-type="string">
            <text:p>ريتال اشرف</text:p>
          </table:table-cell>
          <table:table-cell table:number-columns-repeated="56"/>
          <table:table-cell table:formula="of:=68+68+69+69+70+30+27+29+23+22" office:value-type="float" office:value="475" calcext:value-type="float">
            <text:p>475</text:p>
          </table:table-cell>
          <table:table-cell table:number-columns-repeated="16239"/>
        </table:table-row>
        <table:table-row table:style-name="ro4">
          <table:table-cell/>
          <table:table-cell table:style-name="ce24" office:value-type="string" calcext:value-type="string">
            <text:p>كارما محمد</text:p>
          </table:table-cell>
          <table:table-cell table:number-columns-repeated="56"/>
          <table:table-cell table:formula="of:=58+63.5+63+69+63.5+27.5+25.5+20+15+14.5" office:value-type="float" office:value="419.5" calcext:value-type="float">
            <text:p>419.5</text:p>
          </table:table-cell>
          <table:table-cell table:number-columns-repeated="16239"/>
        </table:table-row>
        <table:table-row table:style-name="ro4" table:number-rows-repeated="1048555">
          <table:table-cell table:number-columns-repeated="16298"/>
        </table:table-row>
        <table:table-row table:style-name="ro4">
          <table:table-cell table:number-columns-repeated="16298"/>
        </table:table-row>
        <table:named-expressions>
          <table:named-range table:name="_xlnm.Print_Titles" table:base-cell-address="$'الصف الاول الاعدادى-ترم أول'.$A$1" table:cell-range-address="$'الصف الاول الاعدادى-ترم أول'.$2:.$2" table:range-usable-as="repeat-column repeat-row"/>
        </table:named-expressions>
      </table:table>
      <table:table table:name="الصف الاول الاعدادى" table:style-name="ta1" table:print-ranges="'الصف الاول الاعدادى'.A1:'الصف الاول الاعدادى'.EN42">
        <table:table-column table:style-name="co16" table:default-cell-style-name="ce59"/>
        <table:table-column table:style-name="co1" table:default-cell-style-name="ce20"/>
        <table:table-column table:style-name="co2" table:default-cell-style-name="ce20"/>
        <table:table-column table:style-name="co11" table:number-columns-repeated="2" table:default-cell-style-name="ce20"/>
        <table:table-column table:style-name="co3" table:number-columns-repeated="5" table:default-cell-style-name="ce20"/>
        <table:table-column table:style-name="co6" table:number-columns-repeated="40" table:default-cell-style-name="ce59"/>
        <table:table-column table:style-name="co10" table:default-cell-style-name="ce59"/>
        <table:table-column table:style-name="co6" table:number-columns-repeated="6" table:default-cell-style-name="ce59"/>
        <table:table-column table:style-name="co11" table:default-cell-style-name="ce59"/>
        <table:table-column table:style-name="co6" table:number-columns-repeated="77" table:default-cell-style-name="ce59"/>
        <table:table-column table:style-name="co17" table:default-cell-style-name="ce59"/>
        <table:table-column table:style-name="co18" table:number-columns-repeated="3" table:default-cell-style-name="ce59"/>
        <table:table-column table:style-name="co6" table:number-columns-repeated="2" table:default-cell-style-name="ce59"/>
        <table:table-column table:style-name="co14" table:number-columns-repeated="16243" table:default-cell-style-name="ce59"/>
        <table:table-row table:style-name="ro5">
          <table:table-cell table:style-name="ce101" office:value-type="string" calcext:value-type="string" table:number-columns-spanned="4" table:number-rows-spanned="1">
            <text:p>وزارة التربية والتعليم والتعليم الفنى</text:p>
          </table:table-cell>
          <table:covered-table-cell table:number-columns-repeated="3" table:style-name="ce7"/>
          <table:table-cell table:number-columns-repeated="16380"/>
        </table:table-row>
        <table:table-header-rows>
          <table:table-row table:style-name="ro5">
            <table:table-cell table:style-name="ce160" office:value-type="string" calcext:value-type="string" table:number-columns-spanned="4" table:number-rows-spanned="1">
              <text:p>مديرية التربية والتعليم بمحافظة الجيزة</text:p>
            </table:table-cell>
            <table:covered-table-cell table:number-columns-repeated="3" table:style-name="ce160"/>
            <table:table-cell table:style-name="ce3" table:number-columns-repeated="2"/>
            <table:table-cell table:number-columns-repeated="4"/>
            <table:table-cell table:style-name="ce3" table:number-columns-repeated="14"/>
            <table:table-cell table:style-name="ce62" table:number-columns-repeated="2"/>
            <table:table-cell table:style-name="ce3" table:number-columns-repeated="16358"/>
          </table:table-row>
          <table:table-row table:style-name="ro5">
            <table:table-cell table:style-name="ce160" office:value-type="string" calcext:value-type="string" table:number-columns-spanned="4" table:number-rows-spanned="1">
              <text:p>مدرسة إنسايت الخاصة للغات</text:p>
            </table:table-cell>
            <table:covered-table-cell table:number-columns-repeated="3" table:style-name="ce160"/>
            <table:table-cell table:style-name="ce8" table:number-columns-repeated="3"/>
            <table:table-cell table:number-columns-repeated="3"/>
            <table:table-cell table:style-name="ce3" table:number-columns-repeated="14"/>
            <table:table-cell table:style-name="ce62" table:number-columns-repeated="2"/>
            <table:table-cell table:style-name="ce3" table:number-columns-repeated="16358"/>
          </table:table-row>
          <table:table-row table:style-name="ro5">
            <table:table-cell table:style-name="ce3"/>
            <table:table-cell table:style-name="ce8" table:number-columns-repeated="5"/>
            <table:table-cell table:number-columns-repeated="4"/>
            <table:table-cell table:style-name="ce183" office:value-type="string" calcext:value-type="string" table:number-columns-spanned="119" table:number-rows-spanned="2">
              <text:p>كشف رصد درجات الصف الاول الاعدادى بمرحلة التعليم الاساسى للعام الدراسى <text:s text:c="2"/>2024\2025</text:p>
            </table:table-cell>
            <table:covered-table-cell table:number-columns-repeated="118" table:style-name="ce183"/>
            <table:table-cell table:style-name="ce63"/>
            <table:table-cell table:style-name="ce3" table:number-columns-repeated="16254"/>
          </table:table-row>
          <table:table-row table:style-name="ro5">
            <table:table-cell table:style-name="ce3"/>
            <table:table-cell table:style-name="ce8" table:number-columns-repeated="5"/>
            <table:table-cell/>
            <table:table-cell table:style-name="ce22"/>
            <table:table-cell table:number-columns-repeated="2"/>
            <table:covered-table-cell table:number-columns-repeated="119" table:style-name="ce183"/>
            <table:table-cell table:style-name="ce63"/>
            <table:table-cell table:style-name="ce3" table:number-columns-repeated="16254"/>
          </table:table-row>
          <table:table-row table:style-name="ro5">
            <table:table-cell table:style-name="ce3"/>
            <table:table-cell table:style-name="ce9" table:number-columns-repeated="5"/>
            <table:table-cell/>
            <table:table-cell table:style-name="ce175" office:value-type="string" calcext:value-type="string" table:number-columns-spanned="3" table:number-rows-spanned="1">
              <text:p>صفحة رقم : ......................</text:p>
            </table:table-cell>
            <table:covered-table-cell table:number-columns-repeated="2" table:style-name="ce175"/>
            <table:table-cell table:style-name="ce3"/>
            <table:table-cell table:style-name="ce189" office:value-type="string" calcext:value-type="string" table:number-columns-spanned="118" table:number-rows-spanned="1">
              <text:p>الدور <text:s/>: الأول</text:p>
            </table:table-cell>
            <table:covered-table-cell table:number-columns-repeated="117" table:style-name="ce189"/>
            <table:table-cell table:style-name="ce127"/>
            <table:table-cell table:style-name="ce3" table:number-columns-repeated="16254"/>
          </table:table-row>
          <table:table-row table:style-name="ro5">
            <table:table-cell table:style-name="ce3"/>
            <table:table-cell table:style-name="ce8" table:number-columns-repeated="5"/>
            <table:table-cell/>
            <table:table-cell table:style-name="ce22"/>
            <table:table-cell table:number-columns-repeated="2"/>
            <table:table-cell table:style-name="ce3" table:number-columns-repeated="16"/>
            <table:table-cell table:style-name="ce63" table:number-columns-repeated="113"/>
            <table:table-cell table:style-name="ce3" table:number-columns-repeated="16245"/>
          </table:table-row>
          <table:table-row table:style-name="ro6">
            <table:table-cell table:style-name="ce162" office:value-type="string" calcext:value-type="string" table:number-columns-spanned="1" table:number-rows-spanned="7">
              <text:p>مسلسل</text:p>
            </table:table-cell>
            <table:table-cell table:style-name="ce4" office:value-type="string" calcext:value-type="string" table:number-columns-spanned="1" table:number-rows-spanned="7">
              <text:p>رقم الجلوس </text:p>
            </table:table-cell>
            <table:table-cell table:style-name="ce15" office:value-type="string" calcext:value-type="string" table:number-columns-spanned="1" table:number-rows-spanned="7">
              <text:p>اسم الطالب </text:p>
            </table:table-cell>
            <table:table-cell table:style-name="ce4" office:value-type="string" calcext:value-type="string" table:number-columns-spanned="1" table:number-rows-spanned="7">
              <text:p>الديانة </text:p>
            </table:table-cell>
            <table:table-cell table:style-name="ce4" office:value-type="string" calcext:value-type="string" table:number-columns-spanned="1" table:number-rows-spanned="7">
              <text:p>حالة قيد الطالب</text:p>
            </table:table-cell>
            <table:table-cell table:style-name="ce4" office:value-type="string" calcext:value-type="string" table:number-columns-spanned="1" table:number-rows-spanned="7">
              <text:p>الرقم السرى</text:p>
            </table:table-cell>
            <table:table-cell table:style-name="ce28" office:value-type="string" calcext:value-type="string" table:number-columns-spanned="1" table:number-rows-spanned="7">
              <text:p>الرقم السرى</text:p>
            </table:table-cell>
            <table:table-cell table:style-name="ce41" office:value-type="string" calcext:value-type="string" table:number-columns-spanned="1" table:number-rows-spanned="7">
              <text:p>الرقم السرى</text:p>
            </table:table-cell>
            <table:table-cell table:style-name="ce4" office:value-type="string" calcext:value-type="string" table:number-columns-spanned="1" table:number-rows-spanned="7">
              <text:p>الرقم السرى</text:p>
            </table:table-cell>
            <table:table-cell table:style-name="ce178" office:value-type="string" calcext:value-type="string" table:number-columns-spanned="49" table:number-rows-spanned="1">
              <text:p>اولا : مـــــــــــــــــــــــــــــــــــــــــــــــواد تـــــــــــــــــضـــــــــــــــــــــــــــــاف الــــــــــــــــــــــــــــــى المجـــــــــــمــــــــــــــــــوع الكــــــــــــلـــــــــــــــى</text:p>
            </table:table-cell>
            <table:covered-table-cell table:number-columns-repeated="48" table:style-name="ce178"/>
            <table:table-cell table:style-name="ce225" office:value-type="string" calcext:value-type="string" table:number-columns-spanned="81" table:number-rows-spanned="1">
              <text:p>ثانيا : مـــــــــــــــــــــــــــــــــــــــــــــــواد لا تـــــــــــــــــضـــــــــــــــــــــــــــــاف الــــــــــــــــــــــــــــــى المجـــــــــــمــــــــــــــــــوع الكــــــــــــلـــــــــــــــى</text:p>
            </table:table-cell>
            <table:covered-table-cell table:number-columns-repeated="80" table:style-name="ce225"/>
            <table:table-cell table:style-name="ce3" table:number-columns-repeated="16245"/>
          </table:table-row>
          <table:table-row table:style-name="ro7">
            <table:covered-table-cell table:style-name="ce162"/>
            <table:covered-table-cell table:style-name="ce4"/>
            <table:covered-table-cell table:style-name="ce15"/>
            <table:covered-table-cell table:number-columns-repeated="2" table:style-name="ce4"/>
            <table:covered-table-cell table:style-name="ce4" office:value-type="string" calcext:value-type="string">
              <text:p>الرقم السرى</text:p>
            </table:covered-table-cell>
            <table:covered-table-cell table:style-name="ce28" office:value-type="string" calcext:value-type="string">
              <text:p>الرقم السرى</text:p>
            </table:covered-table-cell>
            <table:covered-table-cell table:style-name="ce41" office:value-type="string" calcext:value-type="string">
              <text:p>الرقم السرى</text:p>
            </table:covered-table-cell>
            <table:covered-table-cell table:style-name="ce4"/>
            <table:table-cell table:style-name="ce64" office:value-type="string" calcext:value-type="string" table:number-columns-spanned="1" table:number-rows-spanned="2">
              <text:p>المادة</text:p>
            </table:table-cell>
            <table:table-cell table:style-name="ce78" office:value-type="string" calcext:value-type="string" table:number-columns-spanned="9" table:number-rows-spanned="2">
              <text:p>اللغة العربية و الخط</text:p>
            </table:table-cell>
            <table:covered-table-cell table:number-columns-repeated="8" table:style-name="ce78"/>
            <table:table-cell table:style-name="ce121" office:value-type="string" calcext:value-type="string" table:number-columns-spanned="9" table:number-rows-spanned="2">
              <text:p>اللغة الانجليزية</text:p>
            </table:table-cell>
            <table:covered-table-cell table:number-columns-repeated="8" table:style-name="ce121"/>
            <table:table-cell table:style-name="ce149" office:value-type="string" calcext:value-type="string" table:number-columns-spanned="9" table:number-rows-spanned="2">
              <text:p>الدراسات الاجتماعية</text:p>
            </table:table-cell>
            <table:covered-table-cell table:number-columns-repeated="8" table:style-name="ce149"/>
            <table:table-cell table:style-name="ce150" office:value-type="string" calcext:value-type="string" table:number-columns-spanned="9" table:number-rows-spanned="2">
              <text:p>الرياضيــــــات</text:p>
            </table:table-cell>
            <table:covered-table-cell table:number-columns-repeated="8" table:style-name="ce150"/>
            <table:table-cell table:style-name="ce151" office:value-type="string" calcext:value-type="string" table:number-columns-spanned="11" table:number-rows-spanned="2">
              <text:p>العلـــــــــــوم</text:p>
            </table:table-cell>
            <table:covered-table-cell table:number-columns-repeated="10" table:style-name="ce151"/>
            <table:table-cell table:style-name="ce152" office:value-type="string" calcext:value-type="string" table:number-columns-spanned="1" table:number-rows-spanned="4">
              <text:p>المجموع الكلى</text:p>
            </table:table-cell>
            <table:table-cell table:style-name="ce156" office:value-type="string" calcext:value-type="string" table:number-columns-spanned="10" table:number-rows-spanned="2">
              <text:p>الأنشطة الاختيارية</text:p>
            </table:table-cell>
            <table:covered-table-cell table:number-columns-repeated="9" table:style-name="ce156"/>
            <table:table-cell table:style-name="ce90" office:value-type="string" calcext:value-type="string" table:number-columns-spanned="9" table:number-rows-spanned="2">
              <text:p>التربية الدينية</text:p>
            </table:table-cell>
            <table:covered-table-cell table:number-columns-repeated="8" table:style-name="ce90"/>
            <table:table-cell table:style-name="ce238" office:value-type="string" calcext:value-type="string" table:number-columns-spanned="11" table:number-rows-spanned="2">
              <text:p>التربية الفنية</text:p>
            </table:table-cell>
            <table:covered-table-cell table:number-columns-repeated="10" table:style-name="ce238"/>
            <table:table-cell table:style-name="ce240" office:value-type="string" calcext:value-type="string" table:number-columns-spanned="9" table:number-rows-spanned="2">
              <text:p>التربية الموسيقية</text:p>
            </table:table-cell>
            <table:covered-table-cell table:number-columns-repeated="8" table:style-name="ce240"/>
            <table:table-cell table:style-name="ce238" office:value-type="string" calcext:value-type="string" table:number-columns-spanned="11" table:number-rows-spanned="2">
              <text:p><text:s/>الكمبيوتر وتكنولوجيا المعلومات </text:p>
            </table:table-cell>
            <table:covered-table-cell table:number-columns-repeated="10" table:style-name="ce238"/>
            <table:table-cell table:style-name="ce254" office:value-type="string" calcext:value-type="string" table:number-columns-spanned="3" table:number-rows-spanned="3">
              <text:p>التربية الرياضية</text:p>
            </table:table-cell>
            <table:covered-table-cell table:number-columns-repeated="2" table:style-name="ce254"/>
            <table:table-cell table:style-name="ce255" office:value-type="string" calcext:value-type="string" table:number-columns-spanned="9" table:number-rows-spanned="1">
              <text:p>اللغة الاجنبية الاولى المستوى الرفيع </text:p>
            </table:table-cell>
            <table:covered-table-cell table:number-columns-repeated="8" table:style-name="ce255"/>
            <table:table-cell table:style-name="ce255" office:value-type="string" calcext:value-type="string" table:number-columns-spanned="9" table:number-rows-spanned="1">
              <text:p>اللغة الاجنبية الثانية</text:p>
            </table:table-cell>
            <table:covered-table-cell table:number-columns-repeated="8" table:style-name="ce255"/>
            <table:table-cell table:style-name="ce238" office:value-type="string" calcext:value-type="string" table:number-columns-spanned="10" table:number-rows-spanned="2">
              <text:p>التربية الرياضية بالمدارس الرياضية فقط</text:p>
            </table:table-cell>
            <table:covered-table-cell table:number-columns-repeated="9" table:style-name="ce238"/>
          </table:table-row>
          <table:table-row table:style-name="ro7">
            <table:covered-table-cell table:style-name="ce162"/>
            <table:covered-table-cell table:style-name="ce4"/>
            <table:covered-table-cell table:style-name="ce15"/>
            <table:covered-table-cell table:number-columns-repeated="3" table:style-name="ce4"/>
            <table:covered-table-cell table:style-name="ce28"/>
            <table:covered-table-cell table:style-name="ce41"/>
            <table:covered-table-cell table:style-name="ce4"/>
            <table:covered-table-cell table:style-name="ce64"/>
            <table:covered-table-cell table:number-columns-repeated="9" table:style-name="ce78"/>
            <table:covered-table-cell table:number-columns-repeated="9" table:style-name="ce121"/>
            <table:covered-table-cell table:number-columns-repeated="9" table:style-name="ce149"/>
            <table:covered-table-cell table:number-columns-repeated="9" table:style-name="ce150"/>
            <table:covered-table-cell table:number-columns-repeated="11" table:style-name="ce151"/>
            <table:covered-table-cell table:style-name="ce152"/>
            <table:covered-table-cell table:number-columns-repeated="10" table:style-name="ce156"/>
            <table:covered-table-cell table:number-columns-repeated="9" table:style-name="ce90"/>
            <table:covered-table-cell table:number-columns-repeated="11" table:style-name="ce238"/>
            <table:covered-table-cell table:number-columns-repeated="9" table:style-name="ce240"/>
            <table:covered-table-cell table:number-columns-repeated="11" table:style-name="ce238"/>
            <table:covered-table-cell table:number-columns-repeated="3" table:style-name="ce254"/>
            <table:table-cell table:style-name="ce256" office:value-type="string" calcext:value-type="string" table:number-columns-spanned="9" table:number-rows-spanned="1">
              <text:p>بالمدارس الرسمية لغات والخاص لغات</text:p>
            </table:table-cell>
            <table:covered-table-cell table:number-columns-repeated="8" table:style-name="ce256"/>
            <table:table-cell table:style-name="ce256" office:value-type="string" calcext:value-type="string" table:number-columns-spanned="9" table:number-rows-spanned="1">
              <text:p>بالمدارس الرسمية لغات والخاص لغات</text:p>
            </table:table-cell>
            <table:covered-table-cell table:number-columns-repeated="8" table:style-name="ce256"/>
            <table:covered-table-cell table:number-columns-repeated="10" table:style-name="ce238"/>
          </table:table-row>
          <table:table-row table:style-name="ro8">
            <table:covered-table-cell table:style-name="ce162"/>
            <table:covered-table-cell table:style-name="ce4"/>
            <table:covered-table-cell table:style-name="ce15"/>
            <table:covered-table-cell table:number-columns-repeated="3" table:style-name="ce4"/>
            <table:covered-table-cell table:style-name="ce28"/>
            <table:covered-table-cell table:style-name="ce41"/>
            <table:covered-table-cell table:style-name="ce4"/>
            <table:table-cell table:style-name="ce179" office:value-type="string" calcext:value-type="string" table:number-columns-spanned="1" table:number-rows-spanned="2">
              <text:p>توزيع الدرجات</text:p>
            </table:table-cell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217" office:value-type="string" calcext:value-type="string" table:number-columns-spanned="4" table:number-rows-spanned="1">
              <text:p>الفصل الدراسى الأول</text:p>
            </table:table-cell>
            <table:covered-table-cell table:number-columns-repeated="3" table:style-name="ce217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4" office:value-type="string" calcext:value-type="string" table:number-columns-spanned="1" table:number-rows-spanned="2">
              <text:p>المجموع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199" office:value-type="string" calcext:value-type="string" table:number-columns-spanned="1" table:number-rows-spanned="2">
              <text:p>مجموع الفصليين 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covered-table-cell table:style-name="ce152"/>
            <table:table-cell table:style-name="ce226" office:value-type="string" calcext:value-type="string" table:number-columns-spanned="5" table:number-rows-spanned="1">
              <text:p>النشاط (1)</text:p>
            </table:table-cell>
            <table:covered-table-cell table:number-columns-repeated="4" table:style-name="ce226"/>
            <table:table-cell table:style-name="ce226" office:value-type="string" calcext:value-type="string" table:number-columns-spanned="5" table:number-rows-spanned="1">
              <text:p>النشاط (2)</text:p>
            </table:table-cell>
            <table:covered-table-cell table:number-columns-repeated="4" table:style-name="ce226"/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184" office:value-type="string" calcext:value-type="string" table:number-columns-spanned="4" table:number-rows-spanned="1">
              <text:p>الفصل الدراسى الأول</text:p>
            </table:table-cell>
            <table:covered-table-cell table:number-columns-repeated="3" table:style-name="ce184"/>
            <table:table-cell table:style-name="ce197" office:value-type="string" calcext:value-type="string" table:number-columns-spanned="4" table:number-rows-spanned="1">
              <text:p>الفصل الدراسى الثانى</text:p>
            </table:table-cell>
            <table:covered-table-cell table:number-columns-repeated="3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241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241"/>
            <table:table-cell table:style-name="ce246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246"/>
            <table:table-cell table:style-name="ce194" office:value-type="string" calcext:value-type="string" table:number-columns-spanned="1" table:number-rows-spanned="2">
              <text:p>مجموع الفصليين الدراس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194" office:value-type="string" calcext:value-type="string" table:number-columns-spanned="1" table:number-rows-spanned="2">
              <text:p>الدرجة الأصلية</text:p>
            </table:table-cell>
            <table:table-cell table:style-name="ce248" office:value-type="string" calcext:value-type="string" table:number-columns-spanned="4" table:number-rows-spanned="1">
              <text:p>الفصل الدراسى الأول</text:p>
            </table:table-cell>
            <table:covered-table-cell table:number-columns-repeated="3" table:style-name="ce248"/>
            <table:table-cell table:style-name="ce249" office:value-type="string" calcext:value-type="string" table:number-columns-spanned="4" table:number-rows-spanned="1">
              <text:p>الفصل الدراسى الثانى</text:p>
            </table:table-cell>
            <table:covered-table-cell table:number-columns-repeated="3" table:style-name="ce249"/>
            <table:table-cell table:style-name="ce194" office:value-type="string" calcext:value-type="string" table:number-columns-spanned="1" table:number-rows-spanned="2">
              <text:p>مجموع الفصليين الدراس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52" office:value-type="string" calcext:value-type="string" table:number-columns-spanned="1" table:number-rows-spanned="2">
              <text:p>الدرجة الأصلية</text:p>
            </table:table-cell>
            <table:covered-table-cell table:number-columns-repeated="3" table:style-name="ce254"/>
            <table:table-cell table:style-name="ce257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257"/>
            <table:table-cell table:style-name="ce258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258"/>
            <table:table-cell table:style-name="ce259" office:value-type="string" calcext:value-type="string" table:number-columns-spanned="1" table:number-rows-spanned="2">
              <text:p>مجموع الفصلين الدراسيين</text:p>
            </table:table-cell>
            <table:table-cell table:style-name="ce260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61" office:value-type="string" calcext:value-type="string" table:number-columns-spanned="1" table:number-rows-spanned="2">
              <text:p>الدرجة الاصلية</text:p>
            </table:table-cell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8" office:value-type="string" calcext:value-type="string" table:number-columns-spanned="1" table:number-rows-spanned="2">
              <text:p>مجموع الفصلين الدراسيين</text:p>
            </table:table-cell>
            <table:table-cell table:style-name="ce199" office:value-type="string" calcext:value-type="string" table:number-columns-spanned="1" table:number-rows-spanned="2">
              <text:p>متوسط الفصلين الدراسيين</text:p>
            </table:table-cell>
            <table:table-cell table:style-name="ce200" office:value-type="string" calcext:value-type="string" table:number-columns-spanned="1" table:number-rows-spanned="2">
              <text:p>الدرجة الاصلية</text:p>
            </table:table-cell>
            <table:table-cell table:style-name="ce184" office:value-type="string" calcext:value-type="string" table:number-columns-spanned="3" table:number-rows-spanned="1">
              <text:p>الفصل الدراسى الأول</text:p>
            </table:table-cell>
            <table:covered-table-cell table:number-columns-repeated="2" table:style-name="ce184"/>
            <table:table-cell table:style-name="ce197" office:value-type="string" calcext:value-type="string" table:number-columns-spanned="3" table:number-rows-spanned="1">
              <text:p>الفصل الدراسى الثانى</text:p>
            </table:table-cell>
            <table:covered-table-cell table:number-columns-repeated="2" table:style-name="ce197"/>
            <table:table-cell table:style-name="ce197" office:value-type="string" calcext:value-type="string" table:number-columns-spanned="4" table:number-rows-spanned="1">
              <text:p>مجموع الفصلين الدراسيين</text:p>
            </table:table-cell>
            <table:covered-table-cell table:number-columns-repeated="3" table:style-name="ce197"/>
          </table:table-row>
          <table:table-row table:style-name="ro9">
            <table:covered-table-cell table:style-name="ce162"/>
            <table:covered-table-cell table:style-name="ce4"/>
            <table:covered-table-cell table:style-name="ce15"/>
            <table:covered-table-cell table:number-columns-repeated="3" table:style-name="ce4"/>
            <table:covered-table-cell table:style-name="ce28"/>
            <table:covered-table-cell table:style-name="ce41"/>
            <table:covered-table-cell table:style-name="ce4"/>
            <table:covered-table-cell table:style-name="ce179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عملى</text:p>
            </table:table-cell>
            <table:table-cell table:style-name="ce43" office:value-type="string" calcext:value-type="string">
              <text:p>اختبار التحريرى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عملى</text:p>
            </table:table-cell>
            <table:table-cell table:style-name="ce43" office:value-type="string" calcext:value-type="string">
              <text:p>اختبار التحريرى</text:p>
            </table:table-cell>
            <table:covered-table-cell table:style-name="ce194"/>
            <table:covered-table-cell table:number-columns-repeated="2" table:style-name="ce199"/>
            <table:covered-table-cell table:style-name="ce200"/>
            <table:covered-table-cell table:style-name="ce152"/>
            <table:table-cell table:style-name="ce37" office:value-type="string" calcext:value-type="string">
              <text:p>تقويمات الفصل الدراسى الاول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194" office:value-type="string" calcext:value-type="string">
              <text:p>مجموع الفصليين الدراسين</text:p>
            </table:table-cell>
            <table:table-cell table:style-name="ce94" office:value-type="string" calcext:value-type="string">
              <text:p>متوسط الفصلين الدراسيين</text:p>
            </table:table-cell>
            <table:table-cell table:style-name="ce96" office:value-type="string" calcext:value-type="string">
              <text:p>الدرجة الاصلية</text:p>
            </table:table-cell>
            <table:table-cell table:style-name="ce37" office:value-type="string" calcext:value-type="string">
              <text:p>تقويمات الفصل الدراسى الاول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194" office:value-type="string" calcext:value-type="string">
              <text:p>مجموع الفصليين الدراسين</text:p>
            </table:table-cell>
            <table:table-cell table:style-name="ce94" office:value-type="string" calcext:value-type="string">
              <text:p>متوسط الفصلين الدراسيين</text:p>
            </table:table-cell>
            <table:table-cell table:style-name="ce96" office:value-type="string" calcext:value-type="string">
              <text:p>الدرجة الاصلية</text:p>
            </table:table-cell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37" office:value-type="string" calcext:value-type="string">
              <text:p>مهارات ادائية</text:p>
            </table:table-cell>
            <table:table-cell table:style-name="ce43" office:value-type="string" calcext:value-type="string">
              <text:p>سلوك ومواظبة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مهارات ادائية</text:p>
            </table:table-cell>
            <table:table-cell table:style-name="ce43" office:value-type="string" calcext:value-type="string">
              <text:p>سلوك ومواظبة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105" office:value-type="string" calcext:value-type="string">
              <text:p>تقييمات التربية الموسيقية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105" office:value-type="string" calcext:value-type="string">
              <text:p>تقييمات التربية الموسيقية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4"/>
            <table:covered-table-cell table:style-name="ce199"/>
            <table:covered-table-cell table:style-name="ce194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عملى</text:p>
            </table:table-cell>
            <table:table-cell table:style-name="ce43" office:value-type="string" calcext:value-type="string">
              <text:p>اختبار التحريرى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عملى</text:p>
            </table:table-cell>
            <table:table-cell table:style-name="ce43" office:value-type="string" calcext:value-type="string">
              <text:p>اختبار التحرير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4"/>
            <table:covered-table-cell table:style-name="ce199"/>
            <table:covered-table-cell table:style-name="ce252"/>
            <table:table-cell table:style-name="ce105" office:value-type="string" calcext:value-type="string">
              <text:p>الفصل الدراسى الاول</text:p>
            </table:table-cell>
            <table:table-cell table:style-name="ce43" office:value-type="string" calcext:value-type="string">
              <text:p>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259"/>
            <table:covered-table-cell table:style-name="ce260"/>
            <table:covered-table-cell table:style-name="ce261"/>
            <table:table-cell table:style-name="ce37" office:value-type="string" calcext:value-type="string">
              <text:p>تقويمات الفصل الدراسى الاول</text:p>
            </table:table-cell>
            <table:table-cell table:style-name="ce43" office:value-type="string" calcext:value-type="string">
              <text:p>اختبار الفصل الدراسى الاول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تقويمات الفصل الدراسى الثانى</text:p>
            </table:table-cell>
            <table:table-cell table:style-name="ce43" office:value-type="string" calcext:value-type="string">
              <text:p>اختبار الفصل الدراسى الثانى</text:p>
            </table:table-cell>
            <table:table-cell table:style-name="ce194" office:value-type="string" calcext:value-type="string">
              <text:p>المجموع</text:p>
            </table:table-cell>
            <table:covered-table-cell table:style-name="ce198"/>
            <table:covered-table-cell table:style-name="ce199"/>
            <table:covered-table-cell table:style-name="ce200"/>
            <table:table-cell table:style-name="ce37" office:value-type="string" calcext:value-type="string">
              <text:p>اختبار العملى</text:p>
            </table:table-cell>
            <table:table-cell table:style-name="ce43" office:value-type="string" calcext:value-type="string">
              <text:p>اختبار التحريرى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37" office:value-type="string" calcext:value-type="string">
              <text:p>اختبار العملى</text:p>
            </table:table-cell>
            <table:table-cell table:style-name="ce43" office:value-type="string" calcext:value-type="string">
              <text:p>اختبار التحريرى</text:p>
            </table:table-cell>
            <table:table-cell table:style-name="ce194" office:value-type="string" calcext:value-type="string">
              <text:p>المجموع</text:p>
            </table:table-cell>
            <table:table-cell table:style-name="ce128" office:value-type="string" calcext:value-type="string">
              <text:p>مجموع اختبار العملى</text:p>
            </table:table-cell>
            <table:table-cell table:style-name="ce128" office:value-type="string" calcext:value-type="string">
              <text:p>مجموع اختبار التحريرى</text:p>
            </table:table-cell>
            <table:table-cell table:style-name="ce129" office:value-type="string" calcext:value-type="string">
              <text:p>التدريب الصيفى</text:p>
            </table:table-cell>
            <table:table-cell table:style-name="ce131" office:value-type="string" calcext:value-type="string">
              <text:p>المجموع الكلى</text:p>
            </table:table-cell>
          </table:table-row>
          <table:table-row table:style-name="ro10">
            <table:covered-table-cell table:style-name="ce162"/>
            <table:covered-table-cell table:style-name="ce4"/>
            <table:covered-table-cell table:style-name="ce15"/>
            <table:covered-table-cell table:number-columns-repeated="3" table:style-name="ce4"/>
            <table:covered-table-cell table:style-name="ce28"/>
            <table:covered-table-cell table:style-name="ce41"/>
            <table:covered-table-cell table:style-name="ce4"/>
            <table:table-cell table:style-name="ce30" office:value-type="string" calcext:value-type="string">
              <text:p>النهاية العظمى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80" calcext:value-type="float">
              <text:p>8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60" calcext:value-type="float">
              <text:p>6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40" calcext:value-type="float">
              <text:p>4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60" calcext:value-type="float">
              <text:p>60</text:p>
            </table:table-cell>
            <table:table-cell table:style-name="ce79" office:value-type="float" office:value="70" calcext:value-type="float">
              <text:p>70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79" office:value-type="float" office:value="70" calcext:value-type="float">
              <text:p>70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40" calcext:value-type="float">
              <text:p>40</text:p>
            </table:table-cell>
            <table:table-cell table:style-name="ce84" office:value-type="float" office:value="280" calcext:value-type="float">
              <text:p>280</text:p>
            </table:table-cell>
            <table:table-cell table:style-name="ce91" office:value-type="float" office:value="100" calcext:value-type="float">
              <text:p>100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3" office:value-type="float" office:value="200" calcext:value-type="float">
              <text:p>200</text:p>
            </table:table-cell>
            <table:table-cell table:style-name="ce93" office:value-type="float" office:value="100" calcext:value-type="float">
              <text:p>100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1" office:value-type="float" office:value="100" calcext:value-type="float">
              <text:p>100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3" office:value-type="float" office:value="200" calcext:value-type="float">
              <text:p>200</text:p>
            </table:table-cell>
            <table:table-cell table:style-name="ce93" office:value-type="float" office:value="100" calcext:value-type="float">
              <text:p>100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40" calcext:value-type="float">
              <text:p>40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102" office:value-type="float" office:value="100" calcext:value-type="float">
              <text:p>100</text:p>
            </table:table-cell>
            <table:table-cell table:style-name="ce55" office:value-type="float" office:value="20" calcext:value-type="float">
              <text:p>20</text:p>
            </table:table-cell>
            <table:table-cell table:style-name="ce106" office:value-type="float" office:value="70" calcext:value-type="float">
              <text:p>70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92" office:value-type="float" office:value="70" calcext:value-type="float">
              <text:p>70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102" office:value-type="float" office:value="100" calcext:value-type="float">
              <text:p>100</text:p>
            </table:table-cell>
            <table:table-cell table:style-name="ce110" office:value-type="float" office:value="20" calcext:value-type="float">
              <text:p>20</text:p>
            </table:table-cell>
            <table:table-cell table:style-name="ce79" office:value-type="float" office:value="70" calcext:value-type="float">
              <text:p>70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79" office:value-type="float" office:value="70" calcext:value-type="float">
              <text:p>70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" calcext:value-type="float">
              <text:p>20</text:p>
            </table:table-cell>
            <table:table-cell table:style-name="ce93" office:value-type="float" office:value="40" calcext:value-type="float">
              <text:p>40</text:p>
            </table:table-cell>
            <table:table-cell table:style-name="ce117" office:value-type="float" office:value="20" calcext:value-type="float">
              <text:p>20</text:p>
            </table:table-cell>
            <table:table-cell table:style-name="ce106" office:value-type="float" office:value="20" calcext:value-type="float">
              <text:p>20</text:p>
            </table:table-cell>
            <table:table-cell table:style-name="ce92" office:value-type="float" office:value="20" calcext:value-type="float">
              <text:p>20</text:p>
            </table:table-cell>
            <table:table-cell table:style-name="ce93" office:value-type="float" office:value="40" calcext:value-type="float">
              <text:p>4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49" office:value-type="float" office:value="200" calcext:value-type="float">
              <text:p>200</text:p>
            </table:table-cell>
            <table:table-cell table:style-name="ce49" office:value-type="float" office:value="100" calcext:value-type="float">
              <text:p>100</text:p>
            </table:table-cell>
            <table:table-cell table:style-name="ce55" office:value-type="float" office:value="40" calcext:value-type="float">
              <text:p>40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9" office:value-type="float" office:value="45" calcext:value-type="float">
              <text:p>45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9" office:value-type="float" office:value="45" calcext:value-type="float">
              <text:p>45</text:p>
            </table:table-cell>
            <table:table-cell table:style-name="ce49" office:value-type="float" office:value="60" calcext:value-type="float">
              <text:p>60</text:p>
            </table:table-cell>
            <table:table-cell table:style-name="ce49" office:value-type="float" office:value="30" calcext:value-type="float">
              <text:p>30</text:p>
            </table:table-cell>
            <table:table-cell table:style-name="ce102" office:value-type="float" office:value="10" calcext:value-type="float">
              <text:p>10</text:p>
            </table:table-cell>
            <table:table-cell table:style-name="ce55" office:value-type="float" office:value="100" calcext:value-type="float">
              <text:p>100</text:p>
            </table:table-cell>
          </table:table-row>
          <table:table-row table:style-name="ro10">
            <table:covered-table-cell table:style-name="ce162"/>
            <table:covered-table-cell table:style-name="ce4"/>
            <table:covered-table-cell table:style-name="ce15"/>
            <table:covered-table-cell table:number-columns-repeated="3" table:style-name="ce4"/>
            <table:covered-table-cell table:style-name="ce28"/>
            <table:covered-table-cell table:style-name="ce41"/>
            <table:covered-table-cell table:style-name="ce4"/>
            <table:table-cell table:style-name="ce31" office:value-type="string" calcext:value-type="string">
              <text:p>النهاية الصغرى</text:p>
            </table:table-cell>
            <table:table-cell table:style-name="ce39"/>
            <table:table-cell table:style-name="ce45"/>
            <table:table-cell table:style-name="ce196" table:number-columns-repeated="6"/>
            <table:table-cell table:style-name="ce56"/>
            <table:table-cell table:style-name="ce39"/>
            <table:table-cell table:style-name="ce45"/>
            <table:table-cell table:style-name="ce196" table:number-columns-repeated="6"/>
            <table:table-cell table:style-name="ce56"/>
            <table:table-cell table:style-name="ce67"/>
            <table:table-cell table:style-name="ce45"/>
            <table:table-cell table:style-name="ce196" table:number-columns-repeated="6"/>
            <table:table-cell table:style-name="ce56"/>
            <table:table-cell table:style-name="ce67"/>
            <table:table-cell table:style-name="ce196" table:number-columns-repeated="7"/>
            <table:table-cell table:style-name="ce56"/>
            <table:table-cell table:style-name="ce80"/>
            <table:table-cell table:style-name="ce45"/>
            <table:table-cell table:style-name="ce196" table:number-columns-repeated="3"/>
            <table:table-cell table:style-name="ce221" table:number-columns-spanned="2" table:number-rows-spanned="1"/>
            <table:covered-table-cell table:style-name="ce221"/>
            <table:table-cell table:style-name="ce196" table:number-columns-repeated="3"/>
            <table:table-cell table:style-name="ce56"/>
            <table:table-cell table:style-name="ce85" office:value-type="float" office:value="140" calcext:value-type="float">
              <text:p>140</text:p>
            </table:table-cell>
            <table:table-cell table:style-name="ce80"/>
            <table:table-cell table:style-name="ce196" table:number-columns-repeated="2"/>
            <table:table-cell table:style-name="ce95"/>
            <table:table-cell table:style-name="ce98"/>
            <table:table-cell table:style-name="ce80"/>
            <table:table-cell table:style-name="ce196" table:number-columns-repeated="2"/>
            <table:table-cell table:style-name="ce95"/>
            <table:table-cell table:style-name="ce98"/>
            <table:table-cell table:style-name="ce67"/>
            <table:table-cell table:style-name="ce45"/>
            <table:table-cell table:style-name="ce196" table:number-columns-repeated="6"/>
            <table:table-cell table:style-name="ce56"/>
            <table:table-cell table:style-name="ce67"/>
            <table:table-cell table:style-name="ce45" table:number-columns-repeated="2"/>
            <table:table-cell table:style-name="ce196" table:number-columns-repeated="6"/>
            <table:table-cell table:style-name="ce95"/>
            <table:table-cell table:style-name="ce56"/>
            <table:table-cell table:style-name="ce107"/>
            <table:table-cell table:style-name="ce196" table:number-columns-repeated="6"/>
            <table:table-cell table:style-name="ce95"/>
            <table:table-cell table:style-name="ce98"/>
            <table:table-cell table:style-name="ce67"/>
            <table:table-cell table:style-name="ce45" table:number-columns-repeated="2"/>
            <table:table-cell table:style-name="ce196" table:number-columns-repeated="2"/>
            <table:table-cell table:style-name="ce250" table:number-columns-spanned="2" table:number-rows-spanned="1"/>
            <table:covered-table-cell table:style-name="ce250"/>
            <table:table-cell table:style-name="ce115" table:number-columns-repeated="2"/>
            <table:table-cell table:style-name="ce196"/>
            <table:table-cell table:style-name="ce56"/>
            <table:table-cell table:style-name="ce107"/>
            <table:table-cell table:style-name="ce196"/>
            <table:table-cell table:style-name="ce56"/>
            <table:table-cell table:style-name="ce67"/>
            <table:table-cell table:style-name="ce45"/>
            <table:table-cell table:style-name="ce196" table:number-columns-repeated="6"/>
            <table:table-cell table:style-name="ce56"/>
            <table:table-cell table:style-name="ce67"/>
            <table:table-cell table:style-name="ce45"/>
            <table:table-cell table:style-name="ce196" table:number-columns-repeated="6"/>
            <table:table-cell table:style-name="ce56"/>
            <table:table-cell table:style-name="ce67"/>
            <table:table-cell table:style-name="ce45"/>
            <table:table-cell table:style-name="ce196"/>
            <table:table-cell table:style-name="ce196" table:number-columns-spanned="2" table:number-rows-spanned="1"/>
            <table:covered-table-cell table:style-name="ce196"/>
            <table:table-cell table:style-name="ce196" table:number-columns-repeated="3"/>
            <table:table-cell table:style-name="ce95"/>
            <table:table-cell table:style-name="ce56"/>
            <table:table-cell table:number-columns-repeated="16245"/>
          </table:table-row>
        </table:table-header-rows>
        <table:table-row table:style-name="ro3">
          <table:table-cell table:style-name="ce133" office:value-type="float" office:value="1" calcext:value-type="float">
            <text:p>1</text:p>
          </table:table-cell>
          <table:table-cell table:style-name="ce13" office:value-type="float" office:value="501" calcext:value-type="float">
            <text:p>501</text:p>
          </table:table-cell>
          <table:table-cell table:style-name="ce134" office:value-type="string" calcext:value-type="string">
            <text:p>احمد محمد احمدهاشم محمد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0" calcext:value-type="float">
            <text:p>1110</text:p>
          </table:table-cell>
          <table:table-cell table:style-name="ce29"/>
          <table:table-cell table:style-name="ce35"/>
          <table:table-cell table:style-name="ce42"/>
          <table:table-cell table:style-name="ce51"/>
          <table:table-cell table:style-name="ce54" office:value-type="float" office:value="44" calcext:value-type="float">
            <text:p>44</text:p>
          </table:table-cell>
          <table:table-cell table:style-name="ce68" office:value-type="float" office:value="25" calcext:value-type="float">
            <text:p>25</text:p>
          </table:table-cell>
          <table:table-cell table:style-name="ce68" table:formula="of:=SUM([.K15:.L15])" office:value-type="float" office:value="69" calcext:value-type="float">
            <text:p>69</text:p>
          </table:table-cell>
          <table:table-cell table:style-name="ce68" table:number-columns-repeated="5"/>
          <table:table-cell table:style-name="ce70"/>
          <table:table-cell table:style-name="ce60" office:value-type="float" office:value="61.5" calcext:value-type="float">
            <text:p>61.5</text:p>
          </table:table-cell>
          <table:table-cell table:style-name="ce68" office:value-type="float" office:value="24" calcext:value-type="float">
            <text:p>24</text:p>
          </table:table-cell>
          <table:table-cell table:style-name="ce68" table:formula="of:=SUM([.T15:.U15])" office:value-type="float" office:value="85.5" calcext:value-type="float">
            <text:p>85.5</text:p>
          </table:table-cell>
          <table:table-cell table:style-name="ce68" table:number-columns-repeated="5"/>
          <table:table-cell table:style-name="ce75"/>
          <table:table-cell table:style-name="ce54" office:value-type="float" office:value="68" calcext:value-type="float">
            <text:p>68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formula="of:=SUM([.AC15:.AD15])" office:value-type="float" office:value="94" calcext:value-type="float">
            <text:p>94</text:p>
          </table:table-cell>
          <table:table-cell table:style-name="ce68" table:number-columns-repeated="5"/>
          <table:table-cell table:style-name="ce70"/>
          <table:table-cell table:style-name="ce60" office:value-type="float" office:value="62" calcext:value-type="float">
            <text:p>62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formula="of:=SUM([.AL15:.AM15])" office:value-type="float" office:value="88" calcext:value-type="float">
            <text:p>88</text:p>
          </table:table-cell>
          <table:table-cell table:style-name="ce68" table:number-columns-repeated="5"/>
          <table:table-cell table:style-name="ce75"/>
          <table:table-cell table:style-name="ce60" office:value-type="float" office:value="63" calcext:value-type="float">
            <text:p>63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formula="of:=SUM([.AU15:.AW15])" office:value-type="float" office:value="90" calcext:value-type="float">
            <text:p>90</text:p>
          </table:table-cell>
          <table:table-cell table:style-name="ce68" table:number-columns-repeated="6"/>
          <table:table-cell table:style-name="ce75"/>
          <table:table-cell table:style-name="ce88"/>
          <table:table-cell table:style-name="ce60" office:value-type="float" office:value="100" calcext:value-type="float">
            <text:p>100</text:p>
          </table:table-cell>
          <table:table-cell table:style-name="ce68" table:number-columns-repeated="2"/>
          <table:table-cell table:style-name="ce70" table:number-columns-repeated="2"/>
          <table:table-cell table:style-name="ce60" office:value-type="float" office:value="100" calcext:value-type="float">
            <text:p>100</text:p>
          </table:table-cell>
          <table:table-cell table:style-name="ce68" table:number-columns-repeated="2"/>
          <table:table-cell table:style-name="ce70"/>
          <table:table-cell table:style-name="ce75"/>
          <table:table-cell table:style-name="ce60" office:value-type="float" office:value="57" calcext:value-type="float">
            <text:p>57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formula="of:=SUM([.BQ15:.BR15])" office:value-type="float" office:value="78" calcext:value-type="float">
            <text:p>78</text:p>
          </table:table-cell>
          <table:table-cell table:style-name="ce68" table:number-columns-repeated="5"/>
          <table:table-cell table:style-name="ce75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8" calcext:value-type="float">
            <text:p>28</text:p>
          </table:table-cell>
          <table:table-cell table:style-name="ce68" table:formula="of:=SUM([.BZ15:.CB15])" office:value-type="float" office:value="98" calcext:value-type="float">
            <text:p>98</text:p>
          </table:table-cell>
          <table:table-cell table:style-name="ce68" table:number-columns-repeated="5"/>
          <table:table-cell table:style-name="ce70"/>
          <table:table-cell table:style-name="ce75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15:.CL15])" office:value-type="float" office:value="100" calcext:value-type="float">
            <text:p>100</text:p>
          </table:table-cell>
          <table:table-cell table:style-name="ce68" table:number-columns-repeated="4"/>
          <table:table-cell table:style-name="ce70" table:number-columns-repeated="2"/>
          <table:table-cell table:style-name="ce60" office:value-type="float" office:value="61" calcext:value-type="float">
            <text:p>6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9" calcext:value-type="float">
            <text:p>19</text:p>
          </table:table-cell>
          <table:table-cell table:style-name="ce68" table:formula="of:=SUM([.CT15:.CV15])" office:value-type="float" office:value="86" calcext:value-type="float">
            <text:p>86</text:p>
          </table:table-cell>
          <table:table-cell table:style-name="ce68" table:number-columns-repeated="6"/>
          <table:table-cell table:style-name="ce75"/>
          <table:table-cell table:style-name="ce108" office:value-type="float" office:value="20" calcext:value-type="float">
            <text:p>20</text:p>
          </table:table-cell>
          <table:table-cell table:style-name="ce68" table:number-columns-repeated="2"/>
          <table:table-cell table:style-name="ce60" office:value-type="float" office:value="70" calcext:value-type="float">
            <text:p>70</text:p>
          </table:table-cell>
          <table:table-cell table:style-name="ce68" office:value-type="float" office:value="27" calcext:value-type="float">
            <text:p>27</text:p>
          </table:table-cell>
          <table:table-cell table:style-name="ce68" table:formula="of:=SUM([.DH15:.DI15])" office:value-type="float" office:value="97" calcext:value-type="float">
            <text:p>97</text:p>
          </table:table-cell>
          <table:table-cell table:style-name="ce68" table:number-columns-repeated="5"/>
          <table:table-cell table:style-name="ce75"/>
          <table:table-cell table:style-name="ce60" office:value-type="float" office:value="67" calcext:value-type="float">
            <text:p>67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formula="of:=SUM([.DQ15:.DR15])" office:value-type="float" office:value="93" calcext:value-type="float">
            <text:p>93</text:p>
          </table:table-cell>
          <table:table-cell table:style-name="ce68" table:number-columns-repeated="5"/>
          <table:table-cell table:style-name="ce75"/>
          <table:table-cell table:style-name="ce60"/>
          <table:table-cell table:style-name="ce68" table:number-columns-repeated="7"/>
          <table:table-cell table:style-name="ce70"/>
          <table:table-cell table:style-name="ce75"/>
        </table:table-row>
        <table:table-row table:style-name="ro3">
          <table:table-cell table:style-name="ce133" office:value-type="float" office:value="2" calcext:value-type="float">
            <text:p>2</text:p>
          </table:table-cell>
          <table:table-cell table:style-name="ce10" office:value-type="float" office:value="502" calcext:value-type="float">
            <text:p>502</text:p>
          </table:table-cell>
          <table:table-cell table:style-name="ce135" office:value-type="string" calcext:value-type="string">
            <text:p>ادام على مختار احمد جاد الرب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1" calcext:value-type="float">
            <text:p>1111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7" calcext:value-type="float">
            <text:p>67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K16:.L16])" office:value-type="float" office:value="95.5" calcext:value-type="float">
            <text:p>95.5</text:p>
          </table:table-cell>
          <table:table-cell table:style-name="ce66" table:number-columns-repeated="5"/>
          <table:table-cell table:style-name="ce69"/>
          <table:table-cell table:style-name="ce72" office:value-type="float" office:value="68.5" calcext:value-type="float">
            <text:p>68.5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T16:.U16])" office:value-type="float" office:value="97.5" calcext:value-type="float">
            <text:p>97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AC16:.AD16])" office:value-type="float" office:value="99" calcext:value-type="float">
            <text:p>99</text:p>
          </table:table-cell>
          <table:table-cell table:style-name="ce66" table:number-columns-repeated="5"/>
          <table:table-cell table:style-name="ce69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AL16:.AM16])" office:value-type="float" office:value="92" calcext:value-type="float">
            <text:p>92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3.5" calcext:value-type="float">
            <text:p>23.5</text:p>
          </table:table-cell>
          <table:table-cell table:style-name="ce68" table:formula="of:=SUM([.AU16:.AW16])" office:value-type="float" office:value="99.5" calcext:value-type="float">
            <text:p>99.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BQ16:.BR16])" office:value-type="float" office:value="94" calcext:value-type="float">
            <text:p>94</text:p>
          </table:table-cell>
          <table:table-cell table:style-name="ce66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BZ16:.CB16])" office:value-type="float" office:value="97" calcext:value-type="float">
            <text:p>97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16:.CL16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7" calcext:value-type="float">
            <text:p>67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2" calcext:value-type="float">
            <text:p>22</text:p>
          </table:table-cell>
          <table:table-cell table:style-name="ce68" table:formula="of:=SUM([.CT16:.CV16])" office:value-type="float" office:value="95" calcext:value-type="float">
            <text:p>95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DH16:.DI16])" office:value-type="float" office:value="100" calcext:value-type="float">
            <text:p>100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DQ16:.DR16])" office:value-type="float" office:value="100" calcext:value-type="float">
            <text:p>100</text:p>
          </table:table-cell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3" calcext:value-type="float">
            <text:p>3</text:p>
          </table:table-cell>
          <table:table-cell table:style-name="ce10" office:value-type="float" office:value="503" calcext:value-type="float">
            <text:p>503</text:p>
          </table:table-cell>
          <table:table-cell table:style-name="ce135" office:value-type="string" calcext:value-type="string">
            <text:p>ادم ايمن كرم غريب محمد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2" calcext:value-type="float">
            <text:p>1112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1" calcext:value-type="float">
            <text:p>61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K17:.L17])" office:value-type="float" office:value="90" calcext:value-type="float">
            <text:p>90</text:p>
          </table:table-cell>
          <table:table-cell table:style-name="ce66" table:number-columns-repeated="5"/>
          <table:table-cell table:style-name="ce69"/>
          <table:table-cell table:style-name="ce72" office:value-type="float" office:value="66.5" calcext:value-type="float">
            <text:p>66.5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T17:.U17])" office:value-type="float" office:value="95.5" calcext:value-type="float">
            <text:p>95.5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AC17:.AD17])" office:value-type="float" office:value="100" calcext:value-type="float">
            <text:p>100</text:p>
          </table:table-cell>
          <table:table-cell table:style-name="ce66" table:number-columns-repeated="5"/>
          <table:table-cell table:style-name="ce69"/>
          <table:table-cell table:style-name="ce72" office:value-type="float" office:value="66" calcext:value-type="float">
            <text:p>66</text:p>
          </table:table-cell>
          <table:table-cell table:style-name="ce66" office:value-type="float" office:value="15.5" calcext:value-type="float">
            <text:p>15.5</text:p>
          </table:table-cell>
          <table:table-cell table:style-name="ce68" table:formula="of:=SUM([.AL17:.AM17])" office:value-type="float" office:value="81.5" calcext:value-type="float">
            <text:p>81.5</text:p>
          </table:table-cell>
          <table:table-cell table:style-name="ce66" table:number-columns-repeated="5"/>
          <table:table-cell table:style-name="ce74"/>
          <table:table-cell table:style-name="ce72" office:value-type="float" office:value="69" calcext:value-type="float">
            <text:p>69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U17:.AW17])" office:value-type="float" office:value="95" calcext:value-type="float">
            <text:p>9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8" calcext:value-type="float">
            <text:p>68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BQ17:.BR17])" office:value-type="float" office:value="96" calcext:value-type="float">
            <text:p>96</text:p>
          </table:table-cell>
          <table:table-cell table:style-name="ce66" table:number-columns-repeated="5"/>
          <table:table-cell table:style-name="ce74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BZ17:.CB17])" office:value-type="float" office:value="94" calcext:value-type="float">
            <text:p>94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17:.CL17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9" calcext:value-type="float">
            <text:p>69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CT17:.CV17])" office:value-type="float" office:value="94" calcext:value-type="float">
            <text:p>94</text:p>
          </table:table-cell>
          <table:table-cell table:style-name="ce66" table:number-columns-repeated="6"/>
          <table:table-cell table:style-name="ce74"/>
          <table:table-cell table:style-name="ce108" office:value-type="float" office:value="20" calcext:value-type="float">
            <text:p>20</text:p>
          </table:table-cell>
          <table:table-cell table:style-name="ce66" table:number-columns-repeated="2"/>
          <table:table-cell table:style-name="ce60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DH17:.DI17])" office:value-type="float" office:value="100" calcext:value-type="float">
            <text:p>100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DQ17:.DR17])" office:value-type="float" office:value="97" calcext:value-type="float">
            <text:p>97</text:p>
          </table:table-cell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4" calcext:value-type="float">
            <text:p>4</text:p>
          </table:table-cell>
          <table:table-cell table:style-name="ce10" office:value-type="float" office:value="504" calcext:value-type="float">
            <text:p>504</text:p>
          </table:table-cell>
          <table:table-cell table:style-name="ce135" office:value-type="string" calcext:value-type="string">
            <text:p>انس اشرف فوزى محمد محمد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3" calcext:value-type="float">
            <text:p>1113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6" calcext:value-type="float">
            <text:p>66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K18:.L18])" office:value-type="float" office:value="96" calcext:value-type="float">
            <text:p>96</text:p>
          </table:table-cell>
          <table:table-cell table:style-name="ce66" table:number-columns-repeated="5"/>
          <table:table-cell table:style-name="ce69"/>
          <table:table-cell table:style-name="ce72" office:value-type="float" office:value="67.5" calcext:value-type="float">
            <text:p>67.5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T18:.U18])" office:value-type="float" office:value="96" calcext:value-type="float">
            <text:p>96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AC18:.AD18])" office:value-type="float" office:value="100" calcext:value-type="float">
            <text:p>100</text:p>
          </table:table-cell>
          <table:table-cell table:style-name="ce66" table:number-columns-repeated="5"/>
          <table:table-cell table:style-name="ce69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AL18:.AM18])" office:value-type="float" office:value="94" calcext:value-type="float">
            <text:p>94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3" calcext:value-type="float">
            <text:p>23</text:p>
          </table:table-cell>
          <table:table-cell table:style-name="ce68" table:formula="of:=SUM([.AU18:.AW18])" office:value-type="float" office:value="99" calcext:value-type="float">
            <text:p>99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BQ18:.BR18])" office:value-type="float" office:value="97" calcext:value-type="float">
            <text:p>97</text:p>
          </table:table-cell>
          <table:table-cell table:style-name="ce66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BZ18:.CB18])" office:value-type="float" office:value="94" calcext:value-type="float">
            <text:p>94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18:.CL18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8" calcext:value-type="float">
            <text:p>68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3" calcext:value-type="float">
            <text:p>23</text:p>
          </table:table-cell>
          <table:table-cell table:style-name="ce68" table:formula="of:=SUM([.CT18:.CV18])" office:value-type="float" office:value="97" calcext:value-type="float">
            <text:p>97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DH18:.DI18])" office:value-type="float" office:value="100" calcext:value-type="float">
            <text:p>100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DQ18:.DR18])" office:value-type="float" office:value="99" calcext:value-type="float">
            <text:p>99</text:p>
          </table:table-cell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5" calcext:value-type="float">
            <text:p>5</text:p>
          </table:table-cell>
          <table:table-cell table:style-name="ce10" office:value-type="float" office:value="505" calcext:value-type="float">
            <text:p>505</text:p>
          </table:table-cell>
          <table:table-cell table:style-name="ce135" office:value-type="string" calcext:value-type="string">
            <text:p>اياد عاصم محمد مدبولى السيد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4" calcext:value-type="float">
            <text:p>1114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3" calcext:value-type="float">
            <text:p>53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K19:.L19])" office:value-type="float" office:value="78" calcext:value-type="float">
            <text:p>78</text:p>
          </table:table-cell>
          <table:table-cell table:style-name="ce66" table:number-columns-repeated="5"/>
          <table:table-cell table:style-name="ce69"/>
          <table:table-cell table:style-name="ce72" office:value-type="float" office:value="63.5" calcext:value-type="float">
            <text:p>63.5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T19:.U19])" office:value-type="float" office:value="90.5" calcext:value-type="float">
            <text:p>90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AC19:.AD19])" office:value-type="float" office:value="90" calcext:value-type="float">
            <text:p>90</text:p>
          </table:table-cell>
          <table:table-cell table:style-name="ce66" table:number-columns-repeated="5"/>
          <table:table-cell table:style-name="ce69"/>
          <table:table-cell table:style-name="ce72" office:value-type="float" office:value="57.5" calcext:value-type="float">
            <text:p>57.5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L19:.AM19])" office:value-type="float" office:value="77.5" calcext:value-type="float">
            <text:p>77.5</text:p>
          </table:table-cell>
          <table:table-cell table:style-name="ce66" table:number-columns-repeated="5"/>
          <table:table-cell table:style-name="ce74"/>
          <table:table-cell table:style-name="ce72" office:value-type="float" office:value="66" calcext:value-type="float">
            <text:p>6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5.5" calcext:value-type="float">
            <text:p>15.5</text:p>
          </table:table-cell>
          <table:table-cell table:style-name="ce68" table:formula="of:=SUM([.AU19:.AW19])" office:value-type="float" office:value="87.5" calcext:value-type="float">
            <text:p>87.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BQ19:.BR19])" office:value-type="float" office:value="89" calcext:value-type="float">
            <text:p>89</text:p>
          </table:table-cell>
          <table:table-cell table:style-name="ce66" table:number-columns-repeated="5"/>
          <table:table-cell table:style-name="ce74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6" office:value-type="float" office:value="22" calcext:value-type="float">
            <text:p>22</text:p>
          </table:table-cell>
          <table:table-cell table:style-name="ce68" table:formula="of:=SUM([.BZ19:.CB19])" office:value-type="float" office:value="92" calcext:value-type="float">
            <text:p>92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19:.CL19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7" calcext:value-type="float">
            <text:p>67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CT19:.CV19])" office:value-type="float" office:value="94" calcext:value-type="float">
            <text:p>94</text:p>
          </table:table-cell>
          <table:table-cell table:style-name="ce66" table:number-columns-repeated="6"/>
          <table:table-cell table:style-name="ce74"/>
          <table:table-cell table:style-name="ce108" office:value-type="float" office:value="20" calcext:value-type="float">
            <text:p>20</text:p>
          </table:table-cell>
          <table:table-cell table:style-name="ce66" table:number-columns-repeated="2"/>
          <table:table-cell table:style-name="ce60" office:value-type="float" office:value="70" calcext:value-type="float">
            <text:p>70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DH19:.DI19])" office:value-type="float" office:value="97" calcext:value-type="float">
            <text:p>97</text:p>
          </table:table-cell>
          <table:table-cell table:style-name="ce66" table:number-columns-repeated="5"/>
          <table:table-cell table:style-name="ce74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DQ19:.DR19])" office:value-type="float" office:value="90" calcext:value-type="float">
            <text:p>90</text:p>
          </table:table-cell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6" calcext:value-type="float">
            <text:p>6</text:p>
          </table:table-cell>
          <table:table-cell table:style-name="ce10" office:value-type="float" office:value="506" calcext:value-type="float">
            <text:p>506</text:p>
          </table:table-cell>
          <table:table-cell table:style-name="ce135" office:value-type="string" calcext:value-type="string">
            <text:p>على احمد مرسى عنانى الكشكى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20" calcext:value-type="float">
            <text:p>1120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1" calcext:value-type="float">
            <text:p>51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K20:.L20])" office:value-type="float" office:value="71" calcext:value-type="float">
            <text:p>71</text:p>
          </table:table-cell>
          <table:table-cell table:style-name="ce66" table:number-columns-repeated="5"/>
          <table:table-cell table:style-name="ce69"/>
          <table:table-cell table:style-name="ce72" office:value-type="float" office:value="61.5" calcext:value-type="float">
            <text:p>61.5</text:p>
          </table:table-cell>
          <table:table-cell table:style-name="ce66" office:value-type="float" office:value="22.5" calcext:value-type="float">
            <text:p>22.5</text:p>
          </table:table-cell>
          <table:table-cell table:style-name="ce68" table:formula="of:=SUM([.T20:.U20])" office:value-type="float" office:value="84" calcext:value-type="float">
            <text:p>84</text:p>
          </table:table-cell>
          <table:table-cell table:style-name="ce66" table:number-columns-repeated="5"/>
          <table:table-cell table:style-name="ce74"/>
          <table:table-cell table:style-name="ce53" office:value-type="float" office:value="68" calcext:value-type="float">
            <text:p>68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AC20:.AD20])" office:value-type="float" office:value="92" calcext:value-type="float">
            <text:p>92</text:p>
          </table:table-cell>
          <table:table-cell table:style-name="ce66" table:number-columns-repeated="5"/>
          <table:table-cell table:style-name="ce69"/>
          <table:table-cell table:style-name="ce72" office:value-type="float" office:value="62.5" calcext:value-type="float">
            <text:p>62.5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AL20:.AM20])" office:value-type="float" office:value="77.5" calcext:value-type="float">
            <text:p>77.5</text:p>
          </table:table-cell>
          <table:table-cell table:style-name="ce66" table:number-columns-repeated="5"/>
          <table:table-cell table:style-name="ce74"/>
          <table:table-cell table:style-name="ce72" office:value-type="float" office:value="65" calcext:value-type="float">
            <text:p>65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3" calcext:value-type="float">
            <text:p>13</text:p>
          </table:table-cell>
          <table:table-cell table:style-name="ce68" table:formula="of:=SUM([.AU20:.AW20])" office:value-type="float" office:value="84" calcext:value-type="float">
            <text:p>84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59" calcext:value-type="float">
            <text:p>59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BQ20:.BR20])" office:value-type="float" office:value="88" calcext:value-type="float">
            <text:p>88</text:p>
          </table:table-cell>
          <table:table-cell table:style-name="ce66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BZ20:.CB20])" office:value-type="float" office:value="95" calcext:value-type="float">
            <text:p>95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0:.CL20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3" calcext:value-type="float">
            <text:p>63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3" calcext:value-type="float">
            <text:p>13</text:p>
          </table:table-cell>
          <table:table-cell table:style-name="ce68" table:formula="of:=SUM([.CT20:.CV20])" office:value-type="float" office:value="82" calcext:value-type="float">
            <text:p>82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16.5" calcext:value-type="float">
            <text:p>16.5</text:p>
          </table:table-cell>
          <table:table-cell table:style-name="ce68" table:formula="of:=SUM([.DH20:.DI20])" office:value-type="float" office:value="86.5" calcext:value-type="float">
            <text:p>86.5</text:p>
          </table:table-cell>
          <table:table-cell table:style-name="ce66" table:number-columns-repeated="5"/>
          <table:table-cell table:style-name="ce74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DQ20:.DR20])" office:value-type="float" office:value="83" calcext:value-type="float">
            <text:p>83</text:p>
          </table:table-cell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7" calcext:value-type="float">
            <text:p>7</text:p>
          </table:table-cell>
          <table:table-cell table:style-name="ce10" office:value-type="float" office:value="507" calcext:value-type="float">
            <text:p>507</text:p>
          </table:table-cell>
          <table:table-cell table:style-name="ce135" office:value-type="string" calcext:value-type="string">
            <text:p>عمر محمود عمر مصطفى عبدالباقى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21" calcext:value-type="float">
            <text:p>1121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38" calcext:value-type="float">
            <text:p>38</text:p>
          </table:table-cell>
          <table:table-cell table:style-name="ce66" office:value-type="float" office:value="19.5" calcext:value-type="float">
            <text:p>19.5</text:p>
          </table:table-cell>
          <table:table-cell table:style-name="ce68" table:formula="of:=SUM([.K21:.L21])" office:value-type="float" office:value="57.5" calcext:value-type="float">
            <text:p>57.5</text:p>
          </table:table-cell>
          <table:table-cell table:style-name="ce66" table:number-columns-repeated="5"/>
          <table:table-cell table:style-name="ce69"/>
          <table:table-cell table:style-name="ce72" office:value-type="float" office:value="48.5" calcext:value-type="float">
            <text:p>48.5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T21:.U21])" office:value-type="float" office:value="69.5" calcext:value-type="float">
            <text:p>69.5</text:p>
          </table:table-cell>
          <table:table-cell table:style-name="ce66" table:number-columns-repeated="5"/>
          <table:table-cell table:style-name="ce74"/>
          <table:table-cell table:style-name="ce53" office:value-type="float" office:value="67" calcext:value-type="float">
            <text:p>67</text:p>
          </table:table-cell>
          <table:table-cell table:style-name="ce66" office:value-type="float" office:value="16" calcext:value-type="float">
            <text:p>16</text:p>
          </table:table-cell>
          <table:table-cell table:style-name="ce68" table:formula="of:=SUM([.AC21:.AD21])" office:value-type="float" office:value="83" calcext:value-type="float">
            <text:p>83</text:p>
          </table:table-cell>
          <table:table-cell table:style-name="ce66" table:number-columns-repeated="5"/>
          <table:table-cell table:style-name="ce69"/>
          <table:table-cell table:style-name="ce72" office:value-type="float" office:value="47.5" calcext:value-type="float">
            <text:p>47.5</text:p>
          </table:table-cell>
          <table:table-cell table:style-name="ce66" office:value-type="float" office:value="18.5" calcext:value-type="float">
            <text:p>18.5</text:p>
          </table:table-cell>
          <table:table-cell table:style-name="ce68" table:formula="of:=SUM([.AL21:.AM21])" office:value-type="float" office:value="66" calcext:value-type="float">
            <text:p>66</text:p>
          </table:table-cell>
          <table:table-cell table:style-name="ce66" table:number-columns-repeated="5"/>
          <table:table-cell table:style-name="ce74"/>
          <table:table-cell table:style-name="ce72" office:value-type="float" office:value="52" calcext:value-type="float">
            <text:p>52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2.5" calcext:value-type="float">
            <text:p>12.5</text:p>
          </table:table-cell>
          <table:table-cell table:style-name="ce68" table:formula="of:=SUM([.AU21:.AW21])" office:value-type="float" office:value="70.5" calcext:value-type="float">
            <text:p>70.5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58" calcext:value-type="float">
            <text:p>58</text:p>
          </table:table-cell>
          <table:table-cell table:style-name="ce66" office:value-type="float" office:value="26" calcext:value-type="float">
            <text:p>26</text:p>
          </table:table-cell>
          <table:table-cell table:style-name="ce68" table:formula="of:=SUM([.BQ21:.BR21])" office:value-type="float" office:value="84" calcext:value-type="float">
            <text:p>84</text:p>
          </table:table-cell>
          <table:table-cell table:style-name="ce100" table:number-columns-repeated="5"/>
          <table:table-cell table:style-name="ce74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6" office:value-type="float" office:value="22" calcext:value-type="float">
            <text:p>22</text:p>
          </table:table-cell>
          <table:table-cell table:style-name="ce68" table:formula="of:=SUM([.BZ21:.CB21])" office:value-type="float" office:value="92" calcext:value-type="float">
            <text:p>92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1:.CL21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1" calcext:value-type="float">
            <text:p>61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1" calcext:value-type="float">
            <text:p>11</text:p>
          </table:table-cell>
          <table:table-cell table:style-name="ce68" table:formula="of:=SUM([.CT21:.CV21])" office:value-type="float" office:value="78" calcext:value-type="float">
            <text:p>78</text:p>
          </table:table-cell>
          <table:table-cell table:style-name="ce66" table:number-columns-repeated="6"/>
          <table:table-cell table:style-name="ce74"/>
          <table:table-cell table:style-name="ce108" office:value-type="float" office:value="20" calcext:value-type="float">
            <text:p>20</text:p>
          </table:table-cell>
          <table:table-cell table:style-name="ce66" table:number-columns-repeated="2"/>
          <table:table-cell table:style-name="ce60" office:value-type="float" office:value="70" calcext:value-type="float">
            <text:p>70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DH21:.DI21])" office:value-type="float" office:value="85" calcext:value-type="float">
            <text:p>85</text:p>
          </table:table-cell>
          <table:table-cell table:style-name="ce100" table:number-columns-repeated="5"/>
          <table:table-cell table:style-name="ce74"/>
          <table:table-cell table:style-name="ce72" office:value-type="float" office:value="54" calcext:value-type="float">
            <text:p>54</text:p>
          </table:table-cell>
          <table:table-cell table:style-name="ce66" office:value-type="float" office:value="14" calcext:value-type="float">
            <text:p>14</text:p>
          </table:table-cell>
          <table:table-cell table:style-name="ce68" table:formula="of:=SUM([.DQ21:.DR21])" office:value-type="float" office:value="68" calcext:value-type="float">
            <text:p>68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8" calcext:value-type="float">
            <text:p>8</text:p>
          </table:table-cell>
          <table:table-cell table:style-name="ce10" office:value-type="float" office:value="508" calcext:value-type="float">
            <text:p>508</text:p>
          </table:table-cell>
          <table:table-cell table:style-name="ce135" office:value-type="string" calcext:value-type="string">
            <text:p>محمد محمد ابراهيم عبد العظيم ابراهيم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22" calcext:value-type="float">
            <text:p>1122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46" calcext:value-type="float">
            <text:p>46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K22:.L22])" office:value-type="float" office:value="70.5" calcext:value-type="float">
            <text:p>70.5</text:p>
          </table:table-cell>
          <table:table-cell table:style-name="ce66" table:number-columns-repeated="5"/>
          <table:table-cell table:style-name="ce69"/>
          <table:table-cell table:style-name="ce72" office:value-type="float" office:value="59" calcext:value-type="float">
            <text:p>59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T22:.U22])" office:value-type="float" office:value="83.5" calcext:value-type="float">
            <text:p>83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AC22:.AD22])" office:value-type="float" office:value="88" calcext:value-type="float">
            <text:p>88</text:p>
          </table:table-cell>
          <table:table-cell table:style-name="ce66" table:number-columns-repeated="5"/>
          <table:table-cell table:style-name="ce69"/>
          <table:table-cell table:style-name="ce72" office:value-type="float" office:value="57" calcext:value-type="float">
            <text:p>57</text:p>
          </table:table-cell>
          <table:table-cell table:style-name="ce66" office:value-type="float" office:value="8.5" calcext:value-type="float">
            <text:p>8.5</text:p>
          </table:table-cell>
          <table:table-cell table:style-name="ce68" table:formula="of:=SUM([.AL22:.AM22])" office:value-type="float" office:value="65.5" calcext:value-type="float">
            <text:p>65.5</text:p>
          </table:table-cell>
          <table:table-cell table:style-name="ce66" table:number-columns-repeated="5"/>
          <table:table-cell table:style-name="ce74"/>
          <table:table-cell table:style-name="ce72" office:value-type="float" office:value="56" calcext:value-type="float">
            <text:p>5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AU22:.AW22])" office:value-type="float" office:value="77" calcext:value-type="float">
            <text:p>77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3" calcext:value-type="float">
            <text:p>63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BQ22:.BR22])" office:value-type="float" office:value="87" calcext:value-type="float">
            <text:p>87</text:p>
          </table:table-cell>
          <table:table-cell table:style-name="ce100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BZ22:.CB22])" office:value-type="float" office:value="85" calcext:value-type="float">
            <text:p>85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2:.CL22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6" calcext:value-type="float">
            <text:p>6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CT22:.CV22])" office:value-type="float" office:value="91" calcext:value-type="float">
            <text:p>91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DH22:.DI22])" office:value-type="float" office:value="91" calcext:value-type="float">
            <text:p>91</text:p>
          </table:table-cell>
          <table:table-cell table:style-name="ce100" table:number-columns-repeated="5"/>
          <table:table-cell table:style-name="ce74"/>
          <table:table-cell table:style-name="ce72" office:value-type="float" office:value="66" calcext:value-type="float">
            <text:p>66</text:p>
          </table:table-cell>
          <table:table-cell table:style-name="ce66" office:value-type="float" office:value="9" calcext:value-type="float">
            <text:p>9</text:p>
          </table:table-cell>
          <table:table-cell table:style-name="ce68" table:formula="of:=SUM([.DQ22:.DR22])" office:value-type="float" office:value="75" calcext:value-type="float">
            <text:p>75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9" calcext:value-type="float">
            <text:p>9</text:p>
          </table:table-cell>
          <table:table-cell table:style-name="ce10" office:value-type="float" office:value="509" calcext:value-type="float">
            <text:p>509</text:p>
          </table:table-cell>
          <table:table-cell table:style-name="ce135" office:value-type="string" calcext:value-type="string">
            <text:p>معاذ عمرو محمد السيد مصطفى خليل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23" calcext:value-type="float">
            <text:p>1123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3" calcext:value-type="float">
            <text:p>63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K23:.L23])" office:value-type="float" office:value="92" calcext:value-type="float">
            <text:p>92</text:p>
          </table:table-cell>
          <table:table-cell table:style-name="ce66" table:number-columns-repeated="5"/>
          <table:table-cell table:style-name="ce69"/>
          <table:table-cell table:style-name="ce72" office:value-type="float" office:value="62" calcext:value-type="float">
            <text:p>62</text:p>
          </table:table-cell>
          <table:table-cell table:style-name="ce66" office:value-type="float" office:value="27.5" calcext:value-type="float">
            <text:p>27.5</text:p>
          </table:table-cell>
          <table:table-cell table:style-name="ce68" table:formula="of:=SUM([.T23:.U23])" office:value-type="float" office:value="89.5" calcext:value-type="float">
            <text:p>89.5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AC23:.AD23])" office:value-type="float" office:value="100" calcext:value-type="float">
            <text:p>100</text:p>
          </table:table-cell>
          <table:table-cell table:style-name="ce66" table:number-columns-repeated="5"/>
          <table:table-cell table:style-name="ce69"/>
          <table:table-cell table:style-name="ce72" office:value-type="float" office:value="64" calcext:value-type="float">
            <text:p>64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AL23:.AM23])" office:value-type="float" office:value="91" calcext:value-type="float">
            <text:p>91</text:p>
          </table:table-cell>
          <table:table-cell table:style-name="ce66" table:number-columns-repeated="5"/>
          <table:table-cell table:style-name="ce74"/>
          <table:table-cell table:style-name="ce72" office:value-type="float" office:value="64" calcext:value-type="float">
            <text:p>64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7" calcext:value-type="float">
            <text:p>17</text:p>
          </table:table-cell>
          <table:table-cell table:style-name="ce68" table:formula="of:=SUM([.AU23:.AW23])" office:value-type="float" office:value="87" calcext:value-type="float">
            <text:p>87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7" calcext:value-type="float">
            <text:p>67</text:p>
          </table:table-cell>
          <table:table-cell table:style-name="ce66" office:value-type="float" office:value="20.5" calcext:value-type="float">
            <text:p>20.5</text:p>
          </table:table-cell>
          <table:table-cell table:style-name="ce68" table:formula="of:=SUM([.BQ23:.BR23])" office:value-type="float" office:value="87.5" calcext:value-type="float">
            <text:p>87.5</text:p>
          </table:table-cell>
          <table:table-cell table:style-name="ce100" table:number-columns-repeated="5"/>
          <table:table-cell table:style-name="ce74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BZ23:.CB23])" office:value-type="float" office:value="95" calcext:value-type="float">
            <text:p>95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3:.CL23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3" calcext:value-type="float">
            <text:p>63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6" calcext:value-type="float">
            <text:p>16</text:p>
          </table:table-cell>
          <table:table-cell table:style-name="ce68" table:formula="of:=SUM([.CT23:.CV23])" office:value-type="float" office:value="85" calcext:value-type="float">
            <text:p>85</text:p>
          </table:table-cell>
          <table:table-cell table:style-name="ce66" table:number-columns-repeated="6"/>
          <table:table-cell table:style-name="ce74"/>
          <table:table-cell table:style-name="ce108" office:value-type="float" office:value="20" calcext:value-type="float">
            <text:p>20</text:p>
          </table:table-cell>
          <table:table-cell table:style-name="ce66" table:number-columns-repeated="2"/>
          <table:table-cell table:style-name="ce60" office:value-type="float" office:value="70" calcext:value-type="float">
            <text:p>70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DH23:.DI23])" office:value-type="float" office:value="95" calcext:value-type="float">
            <text:p>95</text:p>
          </table:table-cell>
          <table:table-cell table:style-name="ce100" table:number-columns-repeated="5"/>
          <table:table-cell table:style-name="ce74"/>
          <table:table-cell table:style-name="ce72" office:value-type="float" office:value="61" calcext:value-type="float">
            <text:p>61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DQ23:.DR23])" office:value-type="float" office:value="89" calcext:value-type="float">
            <text:p>89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10" calcext:value-type="float">
            <text:p>10</text:p>
          </table:table-cell>
          <table:table-cell table:style-name="ce10" office:value-type="float" office:value="510" calcext:value-type="float">
            <text:p>510</text:p>
          </table:table-cell>
          <table:table-cell table:style-name="ce135" office:value-type="string" calcext:value-type="string">
            <text:p>جنا هشام مصطفى عبدالكريم احمد على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5" calcext:value-type="float">
            <text:p>1115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8" calcext:value-type="float">
            <text:p>68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K24:.L24])" office:value-type="float" office:value="96.5" calcext:value-type="float">
            <text:p>96.5</text:p>
          </table:table-cell>
          <table:table-cell table:style-name="ce66" table:number-columns-repeated="5"/>
          <table:table-cell table:style-name="ce69"/>
          <table:table-cell table:style-name="ce72" office:value-type="float" office:value="67" calcext:value-type="float">
            <text:p>67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T24:.U24])" office:value-type="float" office:value="97" calcext:value-type="float">
            <text:p>97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AC24:.AD24])" office:value-type="float" office:value="97" calcext:value-type="float">
            <text:p>97</text:p>
          </table:table-cell>
          <table:table-cell table:style-name="ce66" table:number-columns-repeated="5"/>
          <table:table-cell table:style-name="ce69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AL24:.AM24])" office:value-type="float" office:value="93.5" calcext:value-type="float">
            <text:p>93.5</text:p>
          </table:table-cell>
          <table:table-cell table:style-name="ce66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AU24:.AW24])" office:value-type="float" office:value="97" calcext:value-type="float">
            <text:p>97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58" calcext:value-type="float">
            <text:p>58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BQ24:.BR24])" office:value-type="float" office:value="86" calcext:value-type="float">
            <text:p>86</text:p>
          </table:table-cell>
          <table:table-cell table:style-name="ce100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BZ24:.CB24])" office:value-type="float" office:value="99" calcext:value-type="float">
            <text:p>99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4:.CL24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7" calcext:value-type="float">
            <text:p>67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CT24:.CV24])" office:value-type="float" office:value="92" calcext:value-type="float">
            <text:p>92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DH24:.DI24])" office:value-type="float" office:value="98" calcext:value-type="float">
            <text:p>98</text:p>
          </table:table-cell>
          <table:table-cell table:style-name="ce100" table:number-columns-repeated="5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DQ24:.DR24])" office:value-type="float" office:value="98" calcext:value-type="float">
            <text:p>98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11" calcext:value-type="float">
            <text:p>11</text:p>
          </table:table-cell>
          <table:table-cell table:style-name="ce10" office:value-type="float" office:value="511" calcext:value-type="float">
            <text:p>511</text:p>
          </table:table-cell>
          <table:table-cell table:style-name="ce135" office:value-type="string" calcext:value-type="string">
            <text:p>كنزى خالد محمد شبل محمد حجازى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6" calcext:value-type="float">
            <text:p>1116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6" calcext:value-type="float">
            <text:p>56</text:p>
          </table:table-cell>
          <table:table-cell table:style-name="ce66" office:value-type="float" office:value="27.5" calcext:value-type="float">
            <text:p>27.5</text:p>
          </table:table-cell>
          <table:table-cell table:style-name="ce68" table:formula="of:=SUM([.K25:.L25])" office:value-type="float" office:value="83.5" calcext:value-type="float">
            <text:p>83.5</text:p>
          </table:table-cell>
          <table:table-cell table:style-name="ce66" table:number-columns-repeated="5"/>
          <table:table-cell table:style-name="ce69"/>
          <table:table-cell table:style-name="ce72" office:value-type="float" office:value="65" calcext:value-type="float">
            <text:p>65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T25:.U25])" office:value-type="float" office:value="90" calcext:value-type="float">
            <text:p>90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4" calcext:value-type="float">
            <text:p>24</text:p>
          </table:table-cell>
          <table:table-cell table:style-name="ce68" table:formula="of:=SUM([.AC25:.AD25])" office:value-type="float" office:value="93" calcext:value-type="float">
            <text:p>93</text:p>
          </table:table-cell>
          <table:table-cell table:style-name="ce66" table:number-columns-repeated="5"/>
          <table:table-cell table:style-name="ce69"/>
          <table:table-cell table:style-name="ce72" office:value-type="float" office:value="64" calcext:value-type="float">
            <text:p>64</text:p>
          </table:table-cell>
          <table:table-cell table:style-name="ce66" office:value-type="float" office:value="21" calcext:value-type="float">
            <text:p>21</text:p>
          </table:table-cell>
          <table:table-cell table:style-name="ce68" table:formula="of:=SUM([.AL25:.AM25])" office:value-type="float" office:value="85" calcext:value-type="float">
            <text:p>85</text:p>
          </table:table-cell>
          <table:table-cell table:style-name="ce66" table:number-columns-repeated="5"/>
          <table:table-cell table:style-name="ce74"/>
          <table:table-cell table:style-name="ce72" office:value-type="float" office:value="59" calcext:value-type="float">
            <text:p>59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AU25:.AW25])" office:value-type="float" office:value="84" calcext:value-type="float">
            <text:p>84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62" calcext:value-type="float">
            <text:p>62</text:p>
          </table:table-cell>
          <table:table-cell table:style-name="ce66" office:value-type="float" office:value="23.5" calcext:value-type="float">
            <text:p>23.5</text:p>
          </table:table-cell>
          <table:table-cell table:style-name="ce68" table:formula="of:=SUM([.BQ25:.BR25])" office:value-type="float" office:value="85.5" calcext:value-type="float">
            <text:p>85.5</text:p>
          </table:table-cell>
          <table:table-cell table:style-name="ce100" table:number-columns-repeated="5"/>
          <table:table-cell table:style-name="ce74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BZ25:.CB25])" office:value-type="float" office:value="98" calcext:value-type="float">
            <text:p>98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5:.CL25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4" calcext:value-type="float">
            <text:p>64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7" calcext:value-type="float">
            <text:p>17</text:p>
          </table:table-cell>
          <table:table-cell table:style-name="ce68" table:formula="of:=SUM([.CT25:.CV25])" office:value-type="float" office:value="87" calcext:value-type="float">
            <text:p>87</text:p>
          </table:table-cell>
          <table:table-cell table:style-name="ce66" table:number-columns-repeated="6"/>
          <table:table-cell table:style-name="ce74"/>
          <table:table-cell table:style-name="ce108" office:value-type="float" office:value="20" calcext:value-type="float">
            <text:p>20</text:p>
          </table:table-cell>
          <table:table-cell table:style-name="ce66" table:number-columns-repeated="2"/>
          <table:table-cell table:style-name="ce60" office:value-type="float" office:value="70" calcext:value-type="float">
            <text:p>70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DH25:.DI25])" office:value-type="float" office:value="97" calcext:value-type="float">
            <text:p>97</text:p>
          </table:table-cell>
          <table:table-cell table:style-name="ce100" table:number-columns-repeated="5"/>
          <table:table-cell table:style-name="ce74"/>
          <table:table-cell table:style-name="ce72" office:value-type="float" office:value="66" calcext:value-type="float">
            <text:p>66</text:p>
          </table:table-cell>
          <table:table-cell table:style-name="ce66" office:value-type="float" office:value="26" calcext:value-type="float">
            <text:p>26</text:p>
          </table:table-cell>
          <table:table-cell table:style-name="ce68" table:formula="of:=SUM([.DQ25:.DR25])" office:value-type="float" office:value="92" calcext:value-type="float">
            <text:p>92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12" calcext:value-type="float">
            <text:p>12</text:p>
          </table:table-cell>
          <table:table-cell table:style-name="ce10" office:value-type="float" office:value="512" calcext:value-type="float">
            <text:p>512</text:p>
          </table:table-cell>
          <table:table-cell table:style-name="ce135" office:value-type="string" calcext:value-type="string">
            <text:p>لوجين اشرف احمد السيد محمد الشيشينى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7" calcext:value-type="float">
            <text:p>1117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48" calcext:value-type="float">
            <text:p>48</text:p>
          </table:table-cell>
          <table:table-cell table:style-name="ce66" office:value-type="float" office:value="23" calcext:value-type="float">
            <text:p>23</text:p>
          </table:table-cell>
          <table:table-cell table:style-name="ce68" table:formula="of:=SUM([.K26:.L26])" office:value-type="float" office:value="71" calcext:value-type="float">
            <text:p>71</text:p>
          </table:table-cell>
          <table:table-cell table:style-name="ce66" table:number-columns-repeated="5"/>
          <table:table-cell table:style-name="ce69"/>
          <table:table-cell table:style-name="ce72" office:value-type="float" office:value="55" calcext:value-type="float">
            <text:p>55</text:p>
          </table:table-cell>
          <table:table-cell table:style-name="ce66" office:value-type="float" office:value="19" calcext:value-type="float">
            <text:p>19</text:p>
          </table:table-cell>
          <table:table-cell table:style-name="ce68" table:formula="of:=SUM([.T26:.U26])" office:value-type="float" office:value="74" calcext:value-type="float">
            <text:p>74</text:p>
          </table:table-cell>
          <table:table-cell table:style-name="ce66" table:number-columns-repeated="5"/>
          <table:table-cell table:style-name="ce74"/>
          <table:table-cell table:style-name="ce53" office:value-type="float" office:value="67" calcext:value-type="float">
            <text:p>67</text:p>
          </table:table-cell>
          <table:table-cell table:style-name="ce66" office:value-type="float" office:value="15" calcext:value-type="float">
            <text:p>15</text:p>
          </table:table-cell>
          <table:table-cell table:style-name="ce68" table:formula="of:=SUM([.AC26:.AD26])" office:value-type="float" office:value="82" calcext:value-type="float">
            <text:p>82</text:p>
          </table:table-cell>
          <table:table-cell table:style-name="ce66" table:number-columns-repeated="5"/>
          <table:table-cell table:style-name="ce69"/>
          <table:table-cell table:style-name="ce72" office:value-type="float" office:value="58" calcext:value-type="float">
            <text:p>58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AL26:.AM26])" office:value-type="float" office:value="76" calcext:value-type="float">
            <text:p>76</text:p>
          </table:table-cell>
          <table:table-cell table:style-name="ce66" table:number-columns-repeated="5"/>
          <table:table-cell table:style-name="ce74"/>
          <table:table-cell table:style-name="ce72" office:value-type="float" office:value="56" calcext:value-type="float">
            <text:p>56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8" calcext:value-type="float">
            <text:p>8</text:p>
          </table:table-cell>
          <table:table-cell table:style-name="ce68" table:formula="of:=SUM([.AU26:.AW26])" office:value-type="float" office:value="70" calcext:value-type="float">
            <text:p>70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59" calcext:value-type="float">
            <text:p>59</text:p>
          </table:table-cell>
          <table:table-cell table:style-name="ce66" office:value-type="float" office:value="22.5" calcext:value-type="float">
            <text:p>22.5</text:p>
          </table:table-cell>
          <table:table-cell table:style-name="ce68" table:formula="of:=SUM([.BQ26:.BR26])" office:value-type="float" office:value="81.5" calcext:value-type="float">
            <text:p>81.5</text:p>
          </table:table-cell>
          <table:table-cell table:style-name="ce100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BZ26:.CB26])" office:value-type="float" office:value="97" calcext:value-type="float">
            <text:p>97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6:.CL26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4" calcext:value-type="float">
            <text:p>64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8" table:formula="of:=SUM([.CT26:.CV26])" office:value-type="float" office:value="75" calcext:value-type="float">
            <text:p>75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DH26:.DI26])" office:value-type="float" office:value="88" calcext:value-type="float">
            <text:p>88</text:p>
          </table:table-cell>
          <table:table-cell table:style-name="ce100" table:number-columns-repeated="5"/>
          <table:table-cell table:style-name="ce74"/>
          <table:table-cell table:style-name="ce72" office:value-type="float" office:value="61" calcext:value-type="float">
            <text:p>61</text:p>
          </table:table-cell>
          <table:table-cell table:style-name="ce66" office:value-type="float" office:value="22" calcext:value-type="float">
            <text:p>22</text:p>
          </table:table-cell>
          <table:table-cell table:style-name="ce68" table:formula="of:=SUM([.DQ26:.DR26])" office:value-type="float" office:value="83" calcext:value-type="float">
            <text:p>83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13" calcext:value-type="float">
            <text:p>13</text:p>
          </table:table-cell>
          <table:table-cell table:style-name="ce10" office:value-type="float" office:value="513" calcext:value-type="float">
            <text:p>513</text:p>
          </table:table-cell>
          <table:table-cell table:style-name="ce135" office:value-type="string" calcext:value-type="string">
            <text:p>مليكة محمد عبد الرحمن عزت عبد الرحمن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8" calcext:value-type="float">
            <text:p>1118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56" calcext:value-type="float">
            <text:p>56</text:p>
          </table:table-cell>
          <table:table-cell table:style-name="ce66" office:value-type="float" office:value="22" calcext:value-type="float">
            <text:p>22</text:p>
          </table:table-cell>
          <table:table-cell table:style-name="ce68" table:formula="of:=SUM([.K27:.L27])" office:value-type="float" office:value="78" calcext:value-type="float">
            <text:p>78</text:p>
          </table:table-cell>
          <table:table-cell table:style-name="ce66" table:number-columns-repeated="5"/>
          <table:table-cell table:style-name="ce69"/>
          <table:table-cell table:style-name="ce72" office:value-type="float" office:value="63.5" calcext:value-type="float">
            <text:p>63.5</text:p>
          </table:table-cell>
          <table:table-cell table:style-name="ce66" office:value-type="float" office:value="26" calcext:value-type="float">
            <text:p>26</text:p>
          </table:table-cell>
          <table:table-cell table:style-name="ce68" table:formula="of:=SUM([.T27:.U27])" office:value-type="float" office:value="89.5" calcext:value-type="float">
            <text:p>89.5</text:p>
          </table:table-cell>
          <table:table-cell table:style-name="ce66" table:number-columns-repeated="5"/>
          <table:table-cell table:style-name="ce74"/>
          <table:table-cell table:style-name="ce53" office:value-type="float" office:value="69" calcext:value-type="float">
            <text:p>69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C27:.AD27])" office:value-type="float" office:value="89" calcext:value-type="float">
            <text:p>89</text:p>
          </table:table-cell>
          <table:table-cell table:style-name="ce66" table:number-columns-repeated="5"/>
          <table:table-cell table:style-name="ce69"/>
          <table:table-cell table:style-name="ce72" office:value-type="float" office:value="63.5" calcext:value-type="float">
            <text:p>63.5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AL27:.AM27])" office:value-type="float" office:value="83.5" calcext:value-type="float">
            <text:p>83.5</text:p>
          </table:table-cell>
          <table:table-cell table:style-name="ce66" table:number-columns-repeated="5"/>
          <table:table-cell table:style-name="ce74"/>
          <table:table-cell table:style-name="ce72" office:value-type="float" office:value="60" calcext:value-type="float">
            <text:p>60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7" calcext:value-type="float">
            <text:p>17</text:p>
          </table:table-cell>
          <table:table-cell table:style-name="ce68" table:formula="of:=SUM([.AU27:.AW27])" office:value-type="float" office:value="83" calcext:value-type="float">
            <text:p>83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55" calcext:value-type="float">
            <text:p>55</text:p>
          </table:table-cell>
          <table:table-cell table:style-name="ce66" office:value-type="float" office:value="23" calcext:value-type="float">
            <text:p>23</text:p>
          </table:table-cell>
          <table:table-cell table:style-name="ce68" table:formula="of:=SUM([.BQ27:.BR27])" office:value-type="float" office:value="78" calcext:value-type="float">
            <text:p>78</text:p>
          </table:table-cell>
          <table:table-cell table:style-name="ce100" table:number-columns-repeated="5"/>
          <table:table-cell table:style-name="ce74"/>
          <table:table-cell table:style-name="ce60" office:value-type="float" office:value="50" calcext:value-type="float">
            <text:p>50</text:p>
          </table:table-cell>
          <table:table-cell table:style-name="ce68" office:value-type="float" office:value="20" calcext:value-type="float">
            <text:p>20</text:p>
          </table:table-cell>
          <table:table-cell table:style-name="ce66" office:value-type="float" office:value="27" calcext:value-type="float">
            <text:p>27</text:p>
          </table:table-cell>
          <table:table-cell table:style-name="ce68" table:formula="of:=SUM([.BZ27:.CB27])" office:value-type="float" office:value="97" calcext:value-type="float">
            <text:p>97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7:.CL27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59" calcext:value-type="float">
            <text:p>59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3" calcext:value-type="float">
            <text:p>13</text:p>
          </table:table-cell>
          <table:table-cell table:style-name="ce68" table:formula="of:=SUM([.CT27:.CV27])" office:value-type="float" office:value="78" calcext:value-type="float">
            <text:p>78</text:p>
          </table:table-cell>
          <table:table-cell table:style-name="ce66" table:number-columns-repeated="6"/>
          <table:table-cell table:style-name="ce74"/>
          <table:table-cell table:style-name="ce108" office:value-type="float" office:value="20" calcext:value-type="float">
            <text:p>20</text:p>
          </table:table-cell>
          <table:table-cell table:style-name="ce66" table:number-columns-repeated="2"/>
          <table:table-cell table:style-name="ce60" office:value-type="float" office:value="70" calcext:value-type="float">
            <text:p>70</text:p>
          </table:table-cell>
          <table:table-cell table:style-name="ce66" office:value-type="float" office:value="28" calcext:value-type="float">
            <text:p>28</text:p>
          </table:table-cell>
          <table:table-cell table:style-name="ce68" table:formula="of:=SUM([.DH27:.DI27])" office:value-type="float" office:value="98" calcext:value-type="float">
            <text:p>98</text:p>
          </table:table-cell>
          <table:table-cell table:style-name="ce100" table:number-columns-repeated="5"/>
          <table:table-cell table:style-name="ce74"/>
          <table:table-cell table:style-name="ce72" office:value-type="float" office:value="68" calcext:value-type="float">
            <text:p>68</text:p>
          </table:table-cell>
          <table:table-cell table:style-name="ce66" office:value-type="float" office:value="20" calcext:value-type="float">
            <text:p>20</text:p>
          </table:table-cell>
          <table:table-cell table:style-name="ce68" table:formula="of:=SUM([.DQ27:.DR27])" office:value-type="float" office:value="88" calcext:value-type="float">
            <text:p>88</text:p>
          </table:table-cell>
          <table:table-cell table:style-name="ce100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100" table:number-columns-repeated="5"/>
          <table:table-cell table:style-name="ce130"/>
          <table:table-cell table:style-name="ce74"/>
        </table:table-row>
        <table:table-row table:style-name="ro3">
          <table:table-cell table:style-name="ce133" office:value-type="float" office:value="14" calcext:value-type="float">
            <text:p>14</text:p>
          </table:table-cell>
          <table:table-cell table:style-name="ce10" office:value-type="float" office:value="514" calcext:value-type="float">
            <text:p>514</text:p>
          </table:table-cell>
          <table:table-cell table:style-name="ce135" office:value-type="string" calcext:value-type="string">
            <text:p>نورسين سامح عبد الفتاح</text:p>
          </table:table-cell>
          <table:table-cell table:style-name="ce17" office:value-type="string" calcext:value-type="string">
            <text:p>مسلم</text:p>
          </table:table-cell>
          <table:table-cell table:style-name="ce18"/>
          <table:table-cell table:style-name="ce42" office:value-type="float" office:value="1119" calcext:value-type="float">
            <text:p>1119</text:p>
          </table:table-cell>
          <table:table-cell table:style-name="ce29"/>
          <table:table-cell table:style-name="ce35"/>
          <table:table-cell table:style-name="ce36"/>
          <table:table-cell table:style-name="ce50"/>
          <table:table-cell table:style-name="ce53" office:value-type="float" office:value="65" calcext:value-type="float">
            <text:p>65</text:p>
          </table:table-cell>
          <table:table-cell table:style-name="ce66" office:value-type="float" office:value="28.5" calcext:value-type="float">
            <text:p>28.5</text:p>
          </table:table-cell>
          <table:table-cell table:style-name="ce68" table:formula="of:=SUM([.K28:.L28])" office:value-type="float" office:value="93.5" calcext:value-type="float">
            <text:p>93.5</text:p>
          </table:table-cell>
          <table:table-cell table:style-name="ce66" table:number-columns-repeated="5"/>
          <table:table-cell table:style-name="ce69"/>
          <table:table-cell table:style-name="ce72" office:value-type="float" office:value="65.5" calcext:value-type="float">
            <text:p>65.5</text:p>
          </table:table-cell>
          <table:table-cell table:style-name="ce66" office:value-type="float" office:value="25" calcext:value-type="float">
            <text:p>25</text:p>
          </table:table-cell>
          <table:table-cell table:style-name="ce68" table:formula="of:=SUM([.T28:.U28])" office:value-type="float" office:value="90.5" calcext:value-type="float">
            <text:p>90.5</text:p>
          </table:table-cell>
          <table:table-cell table:style-name="ce66" table:number-columns-repeated="5"/>
          <table:table-cell table:style-name="ce74"/>
          <table:table-cell table:style-name="ce53" office:value-type="float" office:value="70" calcext:value-type="float">
            <text:p>70</text:p>
          </table:table-cell>
          <table:table-cell table:style-name="ce66" office:value-type="float" office:value="29" calcext:value-type="float">
            <text:p>29</text:p>
          </table:table-cell>
          <table:table-cell table:style-name="ce68" table:formula="of:=SUM([.AC28:.AD28])" office:value-type="float" office:value="99" calcext:value-type="float">
            <text:p>99</text:p>
          </table:table-cell>
          <table:table-cell table:style-name="ce66" table:number-columns-repeated="5"/>
          <table:table-cell table:style-name="ce69"/>
          <table:table-cell table:style-name="ce72" office:value-type="float" office:value="62" calcext:value-type="float">
            <text:p>62</text:p>
          </table:table-cell>
          <table:table-cell table:style-name="ce66" office:value-type="float" office:value="24.5" calcext:value-type="float">
            <text:p>24.5</text:p>
          </table:table-cell>
          <table:table-cell table:style-name="ce68" table:formula="of:=SUM([.AL28:.AM28])" office:value-type="float" office:value="86.5" calcext:value-type="float">
            <text:p>86.5</text:p>
          </table:table-cell>
          <table:table-cell table:style-name="ce66" table:number-columns-repeated="5"/>
          <table:table-cell table:style-name="ce74"/>
          <table:table-cell table:style-name="ce72" office:value-type="float" office:value="64" calcext:value-type="float">
            <text:p>64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AU28:.AW28])" office:value-type="float" office:value="88" calcext:value-type="float">
            <text:p>88</text:p>
          </table:table-cell>
          <table:table-cell table:style-name="ce66" table:number-columns-repeated="6"/>
          <table:table-cell table:style-name="ce74"/>
          <table:table-cell table:style-name="ce83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 table:number-columns-repeated="2"/>
          <table:table-cell table:style-name="ce60" office:value-type="float" office:value="100" calcext:value-type="float">
            <text:p>100</text:p>
          </table:table-cell>
          <table:table-cell table:style-name="ce66" table:number-columns-repeated="2"/>
          <table:table-cell table:style-name="ce69"/>
          <table:table-cell table:style-name="ce74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BQ28:.BR28])" office:value-type="float" office:value="100" calcext:value-type="float">
            <text:p>100</text:p>
          </table:table-cell>
          <table:table-cell table:style-name="ce66" table:number-columns-repeated="5"/>
          <table:table-cell table:style-name="ce74"/>
          <table:table-cell table:style-name="ce72" office:value-type="float" office:value="50" calcext:value-type="float">
            <text:p>5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6" calcext:value-type="float">
            <text:p>26</text:p>
          </table:table-cell>
          <table:table-cell table:style-name="ce68" table:formula="of:=SUM([.BZ28:.CB28])" office:value-type="float" office:value="96" calcext:value-type="float">
            <text:p>96</text:p>
          </table:table-cell>
          <table:table-cell table:style-name="ce66" table:number-columns-repeated="5"/>
          <table:table-cell table:style-name="ce69"/>
          <table:table-cell table:style-name="ce74"/>
          <table:table-cell table:style-name="ce108" office:value-type="float" office:value="70" calcext:value-type="float">
            <text:p>70</text:p>
          </table:table-cell>
          <table:table-cell table:style-name="ce68" office:value-type="float" office:value="30" calcext:value-type="float">
            <text:p>30</text:p>
          </table:table-cell>
          <table:table-cell table:style-name="ce68" table:formula="of:=SUM([.CK28:.CL28])" office:value-type="float" office:value="100" calcext:value-type="float">
            <text:p>100</text:p>
          </table:table-cell>
          <table:table-cell table:style-name="ce66" table:number-columns-repeated="4"/>
          <table:table-cell table:style-name="ce69" table:number-columns-repeated="2"/>
          <table:table-cell table:style-name="ce72" office:value-type="float" office:value="68" calcext:value-type="float">
            <text:p>68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18" calcext:value-type="float">
            <text:p>18</text:p>
          </table:table-cell>
          <table:table-cell table:style-name="ce68" table:formula="of:=SUM([.CT28:.CV28])" office:value-type="float" office:value="92" calcext:value-type="float">
            <text:p>92</text:p>
          </table:table-cell>
          <table:table-cell table:style-name="ce66" table:number-columns-repeated="6"/>
          <table:table-cell table:style-name="ce74"/>
          <table:table-cell table:style-name="ce119" office:value-type="float" office:value="20" calcext:value-type="float">
            <text:p>20</text:p>
          </table:table-cell>
          <table:table-cell table:style-name="ce66" table:number-columns-repeated="2"/>
          <table:table-cell table:style-name="ce72" office:value-type="float" office:value="70" calcext:value-type="float">
            <text:p>70</text:p>
          </table:table-cell>
          <table:table-cell table:style-name="ce66" office:value-type="float" office:value="25.5" calcext:value-type="float">
            <text:p>25.5</text:p>
          </table:table-cell>
          <table:table-cell table:style-name="ce68" table:formula="of:=SUM([.DH28:.DI28])" office:value-type="float" office:value="95.5" calcext:value-type="float">
            <text:p>95.5</text:p>
          </table:table-cell>
          <table:table-cell table:style-name="ce66" table:number-columns-repeated="5"/>
          <table:table-cell table:style-name="ce74"/>
          <table:table-cell table:style-name="ce72" office:value-type="float" office:value="69" calcext:value-type="float">
            <text:p>69</text:p>
          </table:table-cell>
          <table:table-cell table:style-name="ce66" office:value-type="float" office:value="30" calcext:value-type="float">
            <text:p>30</text:p>
          </table:table-cell>
          <table:table-cell table:style-name="ce68" table:formula="of:=SUM([.DQ28:.DR28])" office:value-type="float" office:value="99" calcext:value-type="float">
            <text:p>99</text:p>
          </table:table-cell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15" calcext:value-type="float">
            <text:p>15</text:p>
          </table:table-cell>
          <table:table-cell table:style-name="ce10"/>
          <table:table-cell table:style-name="ce135"/>
          <table:table-cell table:style-name="ce17"/>
          <table:table-cell table:style-name="ce18"/>
          <table:table-cell table:style-name="ce42"/>
          <table:table-cell table:style-name="ce29"/>
          <table:table-cell table:style-name="ce35"/>
          <table:table-cell table:style-name="ce36"/>
          <table:table-cell table:style-name="ce50"/>
          <table:table-cell table:style-name="ce53"/>
          <table:table-cell table:style-name="ce66"/>
          <table:table-cell table:style-name="ce68"/>
          <table:table-cell table:style-name="ce66" table:number-columns-repeated="5"/>
          <table:table-cell table:style-name="ce69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53"/>
          <table:table-cell table:style-name="ce66"/>
          <table:table-cell table:style-name="ce68"/>
          <table:table-cell table:style-name="ce66" table:number-columns-repeated="5"/>
          <table:table-cell table:style-name="ce69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74"/>
          <table:table-cell table:style-name="ce83"/>
          <table:table-cell table:style-name="ce72"/>
          <table:table-cell table:style-name="ce66" table:number-columns-repeated="2"/>
          <table:table-cell table:style-name="ce69" table:number-columns-repeated="2"/>
          <table:table-cell table:style-name="ce119"/>
          <table:table-cell table:style-name="ce66" table:number-columns-repeated="2"/>
          <table:table-cell table:style-name="ce69"/>
          <table:table-cell table:style-name="ce74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5"/>
          <table:table-cell table:style-name="ce69"/>
          <table:table-cell table:style-name="ce74"/>
          <table:table-cell table:style-name="ce119"/>
          <table:table-cell table:style-name="ce66"/>
          <table:table-cell table:style-name="ce68"/>
          <table:table-cell table:style-name="ce66" table:number-columns-repeated="4"/>
          <table:table-cell table:style-name="ce69" table:number-columns-repeated="2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74"/>
          <table:table-cell table:style-name="ce119"/>
          <table:table-cell table:style-name="ce66" table:number-columns-repeated="2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16" calcext:value-type="float">
            <text:p>16</text:p>
          </table:table-cell>
          <table:table-cell table:style-name="ce10"/>
          <table:table-cell table:style-name="ce135"/>
          <table:table-cell table:style-name="ce17"/>
          <table:table-cell table:style-name="ce18"/>
          <table:table-cell table:style-name="ce42"/>
          <table:table-cell table:style-name="ce29"/>
          <table:table-cell table:style-name="ce35"/>
          <table:table-cell table:style-name="ce36"/>
          <table:table-cell table:style-name="ce50"/>
          <table:table-cell table:style-name="ce53"/>
          <table:table-cell table:style-name="ce66"/>
          <table:table-cell table:style-name="ce68"/>
          <table:table-cell table:style-name="ce66" table:number-columns-repeated="5"/>
          <table:table-cell table:style-name="ce69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53"/>
          <table:table-cell table:style-name="ce66"/>
          <table:table-cell table:style-name="ce68"/>
          <table:table-cell table:style-name="ce66" table:number-columns-repeated="5"/>
          <table:table-cell table:style-name="ce69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74"/>
          <table:table-cell table:style-name="ce83"/>
          <table:table-cell table:style-name="ce72"/>
          <table:table-cell table:style-name="ce66" table:number-columns-repeated="2"/>
          <table:table-cell table:style-name="ce69" table:number-columns-repeated="2"/>
          <table:table-cell table:style-name="ce119"/>
          <table:table-cell table:style-name="ce66" table:number-columns-repeated="2"/>
          <table:table-cell table:style-name="ce69"/>
          <table:table-cell table:style-name="ce74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5"/>
          <table:table-cell table:style-name="ce69"/>
          <table:table-cell table:style-name="ce74"/>
          <table:table-cell table:style-name="ce119"/>
          <table:table-cell table:style-name="ce66"/>
          <table:table-cell table:style-name="ce68"/>
          <table:table-cell table:style-name="ce66" table:number-columns-repeated="4"/>
          <table:table-cell table:style-name="ce69" table:number-columns-repeated="2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74"/>
          <table:table-cell table:style-name="ce119"/>
          <table:table-cell table:style-name="ce66" table:number-columns-repeated="2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 office:value-type="float" office:value="17" calcext:value-type="float">
            <text:p>17</text:p>
          </table:table-cell>
          <table:table-cell table:style-name="ce10"/>
          <table:table-cell table:style-name="ce135"/>
          <table:table-cell table:style-name="ce17"/>
          <table:table-cell table:style-name="ce18"/>
          <table:table-cell table:style-name="ce42"/>
          <table:table-cell table:style-name="ce29"/>
          <table:table-cell table:style-name="ce35"/>
          <table:table-cell table:style-name="ce36"/>
          <table:table-cell table:style-name="ce50"/>
          <table:table-cell table:style-name="ce53"/>
          <table:table-cell table:style-name="ce66"/>
          <table:table-cell table:style-name="ce68"/>
          <table:table-cell table:style-name="ce66" table:number-columns-repeated="5"/>
          <table:table-cell table:style-name="ce69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53"/>
          <table:table-cell table:style-name="ce66"/>
          <table:table-cell table:style-name="ce68"/>
          <table:table-cell table:style-name="ce66" table:number-columns-repeated="5"/>
          <table:table-cell table:style-name="ce69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74"/>
          <table:table-cell table:style-name="ce83"/>
          <table:table-cell table:style-name="ce72"/>
          <table:table-cell table:style-name="ce66" table:number-columns-repeated="2"/>
          <table:table-cell table:style-name="ce69" table:number-columns-repeated="2"/>
          <table:table-cell table:style-name="ce119"/>
          <table:table-cell table:style-name="ce66" table:number-columns-repeated="2"/>
          <table:table-cell table:style-name="ce69"/>
          <table:table-cell table:style-name="ce74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5"/>
          <table:table-cell table:style-name="ce69"/>
          <table:table-cell table:style-name="ce74"/>
          <table:table-cell table:style-name="ce119"/>
          <table:table-cell table:style-name="ce66"/>
          <table:table-cell table:style-name="ce68"/>
          <table:table-cell table:style-name="ce66" table:number-columns-repeated="4"/>
          <table:table-cell table:style-name="ce69" table:number-columns-repeated="2"/>
          <table:table-cell table:style-name="ce72"/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74"/>
          <table:table-cell table:style-name="ce119"/>
          <table:table-cell table:style-name="ce66" table:number-columns-repeated="2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/>
          <table:table-cell table:style-name="ce68"/>
          <table:table-cell table:style-name="ce66" table:number-columns-repeated="5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 table:number-rows-repeated="7">
          <table:table-cell table:style-name="ce133"/>
          <table:table-cell table:style-name="ce10"/>
          <table:table-cell table:style-name="ce135"/>
          <table:table-cell table:style-name="ce64"/>
          <table:table-cell table:style-name="ce18"/>
          <table:table-cell table:style-name="ce42"/>
          <table:table-cell table:style-name="ce29"/>
          <table:table-cell table:style-name="ce35"/>
          <table:table-cell table:style-name="ce36"/>
          <table:table-cell table:style-name="ce50"/>
          <table:table-cell table:style-name="ce53"/>
          <table:table-cell table:style-name="ce66" table:number-columns-repeated="7"/>
          <table:table-cell table:style-name="ce69"/>
          <table:table-cell table:style-name="ce72"/>
          <table:table-cell table:style-name="ce66" table:number-columns-repeated="7"/>
          <table:table-cell table:style-name="ce74"/>
          <table:table-cell table:style-name="ce53"/>
          <table:table-cell table:style-name="ce66" table:number-columns-repeated="7"/>
          <table:table-cell table:style-name="ce69"/>
          <table:table-cell table:style-name="ce72"/>
          <table:table-cell table:style-name="ce66" table:number-columns-repeated="7"/>
          <table:table-cell table:style-name="ce74"/>
          <table:table-cell table:style-name="ce72"/>
          <table:table-cell table:style-name="ce66" table:number-columns-repeated="9"/>
          <table:table-cell table:style-name="ce74"/>
          <table:table-cell table:style-name="ce83"/>
          <table:table-cell table:style-name="ce72"/>
          <table:table-cell table:style-name="ce66" table:number-columns-repeated="2"/>
          <table:table-cell table:style-name="ce69" table:number-columns-repeated="2"/>
          <table:table-cell table:style-name="ce119"/>
          <table:table-cell table:style-name="ce66" table:number-columns-repeated="2"/>
          <table:table-cell table:style-name="ce69"/>
          <table:table-cell table:style-name="ce74"/>
          <table:table-cell table:style-name="ce72"/>
          <table:table-cell table:style-name="ce66" table:number-columns-repeated="7"/>
          <table:table-cell table:style-name="ce74"/>
          <table:table-cell table:style-name="ce72"/>
          <table:table-cell table:style-name="ce66" table:number-columns-repeated="8"/>
          <table:table-cell table:style-name="ce69"/>
          <table:table-cell table:style-name="ce74"/>
          <table:table-cell table:style-name="ce119"/>
          <table:table-cell table:style-name="ce66" table:number-columns-repeated="6"/>
          <table:table-cell table:style-name="ce69" table:number-columns-repeated="2"/>
          <table:table-cell table:style-name="ce72"/>
          <table:table-cell table:style-name="ce66" table:number-columns-repeated="9"/>
          <table:table-cell table:style-name="ce74"/>
          <table:table-cell table:style-name="ce119"/>
          <table:table-cell table:style-name="ce66" table:number-columns-repeated="2"/>
          <table:table-cell table:style-name="ce72"/>
          <table:table-cell table:style-name="ce66" table:number-columns-repeated="7"/>
          <table:table-cell table:style-name="ce74"/>
          <table:table-cell table:style-name="ce72"/>
          <table:table-cell table:style-name="ce66" table:number-columns-repeated="7"/>
          <table:table-cell table:style-name="ce74"/>
          <table:table-cell table:style-name="ce72"/>
          <table:table-cell table:style-name="ce66" table:number-columns-repeated="7"/>
          <table:table-cell table:style-name="ce69"/>
          <table:table-cell table:style-name="ce74"/>
        </table:table-row>
        <table:table-row table:style-name="ro3">
          <table:table-cell table:style-name="ce133"/>
          <table:table-cell table:style-name="ce10"/>
          <table:table-cell table:style-name="ce135"/>
          <table:table-cell table:style-name="ce64"/>
          <table:table-cell table:style-name="ce18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 table:number-columns-repeated="7"/>
          <table:table-cell table:style-name="ce143"/>
          <table:table-cell table:style-name="ce144"/>
          <table:table-cell table:style-name="ce142" table:number-columns-repeated="7"/>
          <table:table-cell table:style-name="ce145"/>
          <table:table-cell table:style-name="ce141"/>
          <table:table-cell table:style-name="ce142" table:number-columns-repeated="7"/>
          <table:table-cell table:style-name="ce143"/>
          <table:table-cell table:style-name="ce144"/>
          <table:table-cell table:style-name="ce142" table:number-columns-repeated="7"/>
          <table:table-cell table:style-name="ce145"/>
          <table:table-cell table:style-name="ce144"/>
          <table:table-cell table:style-name="ce142" table:number-columns-repeated="9"/>
          <table:table-cell table:style-name="ce145"/>
          <table:table-cell table:style-name="ce146"/>
          <table:table-cell table:style-name="ce144"/>
          <table:table-cell table:style-name="ce142" table:number-columns-repeated="2"/>
          <table:table-cell table:style-name="ce143" table:number-columns-repeated="2"/>
          <table:table-cell table:style-name="ce147"/>
          <table:table-cell table:style-name="ce142" table:number-columns-repeated="2"/>
          <table:table-cell table:style-name="ce143"/>
          <table:table-cell table:style-name="ce145"/>
          <table:table-cell table:style-name="ce144"/>
          <table:table-cell table:style-name="ce142" table:number-columns-repeated="7"/>
          <table:table-cell table:style-name="ce145"/>
          <table:table-cell table:style-name="ce144"/>
          <table:table-cell table:style-name="ce142" table:number-columns-repeated="8"/>
          <table:table-cell table:style-name="ce143"/>
          <table:table-cell table:style-name="ce145"/>
          <table:table-cell table:style-name="ce147"/>
          <table:table-cell table:style-name="ce142" table:number-columns-repeated="6"/>
          <table:table-cell table:style-name="ce143" table:number-columns-repeated="2"/>
          <table:table-cell table:style-name="ce144"/>
          <table:table-cell table:style-name="ce142" table:number-columns-repeated="9"/>
          <table:table-cell table:style-name="ce145"/>
          <table:table-cell table:style-name="ce147"/>
          <table:table-cell table:style-name="ce142" table:number-columns-repeated="2"/>
          <table:table-cell table:style-name="ce144"/>
          <table:table-cell table:style-name="ce142" table:number-columns-repeated="7"/>
          <table:table-cell table:style-name="ce145"/>
          <table:table-cell table:style-name="ce144"/>
          <table:table-cell table:style-name="ce142" table:number-columns-repeated="7"/>
          <table:table-cell table:style-name="ce145"/>
          <table:table-cell table:style-name="ce144"/>
          <table:table-cell table:style-name="ce142" table:number-columns-repeated="7"/>
          <table:table-cell table:style-name="ce143"/>
          <table:table-cell table:style-name="ce145"/>
        </table:table-row>
        <table:table-row table:style-name="ro11">
          <table:table-cell table:number-columns-repeated="2"/>
          <table:table-cell table:style-name="ce16" office:value-type="string" calcext:value-type="string">
            <text:p>رئيس كنترول </text:p>
          </table:table-cell>
          <table:table-cell table:number-columns-repeated="16381"/>
        </table:table-row>
        <table:table-row table:style-name="ro12">
          <table:table-cell table:number-columns-repeated="29"/>
          <table:table-cell table:style-name="ce209" office:value-type="string" calcext:value-type="string" table:number-columns-spanned="4" table:number-rows-spanned="1">
            <text:p>كتبه</text:p>
          </table:table-cell>
          <table:covered-table-cell table:number-columns-repeated="3" table:style-name="ce209"/>
          <table:table-cell table:style-name="ce211" office:value-type="string" calcext:value-type="string" table:number-columns-spanned="5" table:number-rows-spanned="1">
            <text:p>أملاه</text:p>
          </table:table-cell>
          <table:covered-table-cell table:number-columns-repeated="4" table:style-name="ce211"/>
          <table:table-cell table:style-name="ce213" office:value-type="string" calcext:value-type="string" table:number-columns-spanned="2" table:number-rows-spanned="1">
            <text:p>راجع الكتابة</text:p>
          </table:table-cell>
          <table:covered-table-cell table:style-name="ce213"/>
          <table:table-cell table:style-name="ce215" office:value-type="string" calcext:value-type="string" table:number-columns-spanned="3" table:number-rows-spanned="1">
            <text:p>راجع الإملاء</text:p>
          </table:table-cell>
          <table:covered-table-cell table:number-columns-repeated="2" table:style-name="ce215"/>
          <table:table-cell table:number-columns-repeated="7"/>
          <table:table-cell table:style-name="ce81" office:value-type="string" calcext:value-type="string">
            <text:p>رئيس كنترول </text:p>
          </table:table-cell>
          <table:table-cell table:number-columns-repeated="25"/>
          <table:table-cell table:style-name="ce81" office:value-type="string" calcext:value-type="string">
            <text:p>مدير المدرسة </text:p>
          </table:table-cell>
          <table:table-cell table:number-columns-repeated="42"/>
          <table:table-cell table:style-name="ce81" office:value-type="string" calcext:value-type="string">
            <text:p>مدير المدرسة </text:p>
          </table:table-cell>
          <table:table-cell table:number-columns-repeated="8"/>
          <table:table-cell table:style-name="ce81" office:value-type="string" calcext:value-type="string">
            <text:p>مدير المدرسة </text:p>
          </table:table-cell>
          <table:table-cell table:number-columns-repeated="9"/>
          <table:table-cell table:style-name="ce81" office:value-type="string" calcext:value-type="string">
            <text:p>مدير المدرسة </text:p>
          </table:table-cell>
          <table:table-cell table:number-columns-repeated="16245"/>
        </table:table-row>
        <table:table-row table:style-name="ro12">
          <table:table-cell table:number-columns-repeated="29"/>
          <table:table-cell table:style-name="ce210" table:number-columns-spanned="4" table:number-rows-spanned="1"/>
          <table:covered-table-cell table:number-columns-repeated="3" table:style-name="ce210"/>
          <table:table-cell table:style-name="ce212" table:number-columns-spanned="5" table:number-rows-spanned="1"/>
          <table:covered-table-cell table:number-columns-repeated="4" table:style-name="ce212"/>
          <table:table-cell table:style-name="ce214" table:number-columns-spanned="2" table:number-rows-spanned="1"/>
          <table:covered-table-cell table:style-name="ce214"/>
          <table:table-cell table:style-name="ce216" table:number-columns-spanned="3" table:number-rows-spanned="1"/>
          <table:covered-table-cell table:number-columns-repeated="2" table:style-name="ce216"/>
          <table:table-cell table:number-columns-repeated="16341"/>
        </table:table-row>
        <table:table-row table:style-name="ro13" table:number-rows-repeated="1048533">
          <table:table-cell table:number-columns-repeated="16384"/>
        </table:table-row>
        <table:table-row table:style-name="ro13">
          <table:table-cell table:number-columns-repeated="16384"/>
        </table:table-row>
        <table:named-expressions>
          <table:named-range table:name="_xlnm.Print_Area" table:base-cell-address="$'الصف الاول الاعدادى'.$A$1" table:cell-range-address="$'الصف الاول الاعدادى'.$A$1:.$EN$42" table:range-usable-as="print-range"/>
          <table:named-range table:name="_xlnm.Print_Titles" table:base-cell-address="$'الصف الاول الاعدادى'.$A$1" table:cell-range-address="$'الصف الاول الاعدادى'.$2:.$14" table:range-usable-as="repeat-column repeat-row"/>
        </table:named-expressions>
      </table:table>
      <table:named-expressions/>
      <table:database-ranges>
        <table:database-range table:name="__Anonymous_Sheet_DB__0" table:target-range-address="'الصف الاول الاعدادى-ترم أول'.A3:'الصف الاول الاعدادى-ترم أول'.BG17" table:contains-header="false">
          <table:sort>
            <table:sort-by table:field-number="5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implified Arabic" svg:font-family="'Simplified Arabic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ج.م.‏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ج.م.‏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>- _)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ulation_20_2" style:display-name="Calculation 2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heck_20_Cell_20_2" style:display-name="Check Cell 2" style:family="table-cell" style:parent-style-name="Default" style:data-style-name="N0">
      <style:table-cell-properties fo:background-color="#969696" style:diagonal-bl-tr="none" style:diagonal-tl-br="none" style:text-align-source="value-type" style:repeat-content="false" fo:wrap-option="no-wrap" fo:border="1.76pt double-thin #333333" style:border-line-width="0.0071in 0.0102in 0.0071in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mma_20_2" style:display-name="Comma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_20_3" style:display-name="Comma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_20_4" style:display-name="Comma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_20_5" style:display-name="Comma 5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fo:border-bottom="2.49pt solid #adcdea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accent1" loext:color-type="theme">
          <loext:transformation loext:type="lummod" loext:value="5001"/>
          <loext:transformation loext:type="lumoff" loext:value="4999"/>
        </loext:border-bottom-complex-color>
      </style:table-cell-properties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Heading_20_2_20_4" style:display-name="Heading 2 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>
          <loext:transformation loext:type="lummod" loext:value="6501"/>
          <loext:transformation loext:type="lumoff" loext:value="3499"/>
        </loext:char-complex-color>
      </style:text-properties>
    </style:style>
    <style:style style:name="Heading_20_3_20_2" style:display-name="Heading 3 2" style:family="table-cell" style:parent-style-name="Default" style:data-style-name="N0">
      <style:table-cell-properties fo:border-bottom="1.76pt solid #0066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yperlink_20_2" style:display-name="Hyperlink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" style:display-name="Normal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5f_Copy_20_of_20_Main" style:display-name="Normal 2_Copy of 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1" style:display-name="Normal 3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2" style:display-name="Normal 3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3" style:display-name="Normal 3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4" style:display-name="Normal 3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5" style:display-name="Normal 3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6" style:display-name="Normal 3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7" style:display-name="Normal 3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8" style:display-name="Normal 3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9" style:display-name="Normal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4" style:display-name="Normal 3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3_20_2" style:display-name="Normal 4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3_20_2" style:display-name="Normal 5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10" style:display-name="Normal 7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1" style:display-name="Normal 7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2" style:display-name="Normal 7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3" style:display-name="Normal 7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4" style:display-name="Normal 7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5" style:display-name="Normal 7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6" style:display-name="Normal 7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7" style:display-name="Normal 7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8" style:display-name="Normal 7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9" style:display-name="Normal 7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_20_2" style:display-name="Normal 7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4" style:display-name="Normal 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7" style:display-name="Normal 7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8" style:display-name="Normal 7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9" style:display-name="Normal 7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3" style:display-name="Normal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te_20_2" style:display-name="Note 2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Output_20_2" style:display-name="Output 2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2_20_2" style:display-name="Percent 2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2_20_3" style:display-name="Percent 2 3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3" style:display-name="Percent 3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4" style:display-name="Percent 4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_20_2" style:display-name="Total 2" style:family="table-cell" style:parent-style-name="Default" style:data-style-name="N0">
      <style:table-cell-properties fo:border-bottom="1.76pt double-thin #333399" style:border-line-width-bottom="0.0071in 0.0102in 0.0071in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333399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إدخال_20_2" style:display-name="إدخال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إدخال_20_2_20_2" style:display-name="إدخال 2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إدخال_20_2_20_3" style:display-name="إدخال 2 3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عادي_20_2" style:display-name="عادي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عنوان_20_5" style:display-name="عنوان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 Light" fo:font-family="'Calibri Light'" style:font-family-generic="swiss" fo:font-size="26pt" fo:font-style="normal" fo:text-shadow="none" style:text-underline-style="none" fo:font-weight="bold" style:font-size-asian="26pt" style:font-style-asian="normal" style:font-weight-asian="bold" style:font-name-complex="Calibri Light" style:font-family-complex="'Calibri Light'" style:font-family-generic-complex="swiss" style:font-size-complex="26pt" style:font-style-complex="normal" style:font-weight-complex="bold">
        <loext:char-complex-color loext:theme-type="dark2" loext:color-type="theme"/>
      </style:text-properties>
    </style:style>
    <style:style style:name="نمط_20_1" style:display-name="نمط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201in" fo:margin-bottom="0.2201in" fo:margin-left="0.2201in" fo:margin-right="0.2201in" style:print-page-order="ttb" style:first-page-number="continue" style:scale-to="100%" style:table-centering="horizontal" style:writing-mode="rl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09:22:04.593060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صف_20_الاول_20_الاعدادى" style:display-name="PageStyle_الصف الاول الاعداد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7:56:32</meta:creation-date>
    <meta:initial-creator>user</meta:initial-creator>
    <dc:language>en-US</dc:language>
    <meta:print-date>2025-01-22T14:04:28.794547319</meta:print-date>
    <dc:date>2025-01-26T09:22:14.986611878</dc:date>
    <meta:editing-cycles>16</meta:editing-cycles>
    <meta:editing-duration>PT2H1M21S</meta:editing-duration>
    <meta:generator>LibreOffice/24.2.7.2$Linux_X86_64 LibreOffice_project/420$Build-2</meta:generator>
    <meta:document-statistic meta:table-count="2" meta:cell-count="1249" meta:object-count="0"/>
    <meta:user-defined meta:name="AppVersion">15.0000</meta:user-defined>
  </office:meta>
</office:document-meta>
</file>